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65pt"/>
    </style:style>
    <style:style style:name="co2" style:family="table-column">
      <style:table-column-properties fo:break-before="auto" style:column-width="162.34pt"/>
    </style:style>
    <style:style style:name="co3" style:family="table-column">
      <style:table-column-properties fo:break-before="auto" style:column-width="867.4pt"/>
    </style:style>
    <style:style style:name="co4" style:family="table-column">
      <style:table-column-properties fo:break-before="auto" style:column-width="84.56pt"/>
    </style:style>
    <style:style style:name="co5" style:family="table-column">
      <style:table-column-properties fo:break-before="auto" style:column-width="678.44pt"/>
    </style:style>
    <style:style style:name="co6" style:family="table-column">
      <style:table-column-properties fo:break-before="auto" style:column-width="1043.55pt"/>
    </style:style>
    <style:style style:name="co7" style:family="table-column">
      <style:table-column-properties fo:break-before="auto" style:column-width="88.21pt"/>
    </style:style>
    <style:style style:name="co8" style:family="table-column">
      <style:table-column-properties fo:break-before="auto" style:column-width="941.8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03.2pt"/>
    </style:style>
    <style:style style:name="co11" style:family="table-column">
      <style:table-column-properties fo:break-before="auto" style:column-width="203.84pt"/>
    </style:style>
    <style:style style:name="co12" style:family="table-column">
      <style:table-column-properties fo:break-before="auto" style:column-width="258.89pt"/>
    </style:style>
    <style:style style:name="co13" style:family="table-column">
      <style:table-column-properties fo:break-before="auto" style:column-width="116.96pt"/>
    </style:style>
    <style:style style:name="co14" style:family="table-column">
      <style:table-column-properties fo:break-before="auto" style:column-width="292.39pt"/>
    </style:style>
    <style:style style:name="co15" style:family="table-column">
      <style:table-column-properties fo:break-before="auto" style:column-width="285.79pt"/>
    </style:style>
    <style:style style:name="co16" style:family="table-column">
      <style:table-column-properties fo:break-before="auto" style:column-width="246.7pt"/>
    </style:style>
    <style:style style:name="co17" style:family="table-column">
      <style:table-column-properties fo:break-before="auto" style:column-width="291.2pt"/>
    </style:style>
    <style:style style:name="co18" style:family="table-column">
      <style:table-column-properties fo:break-before="auto" style:column-width="135.04pt"/>
    </style:style>
    <style:style style:name="co19" style:family="table-column">
      <style:table-column-properties fo:break-before="auto" style:column-width="112.51pt"/>
    </style:style>
    <style:style style:name="co20" style:family="table-column">
      <style:table-column-properties fo:break-before="auto" style:column-width="288.26pt"/>
    </style:style>
    <style:style style:name="co21" style:family="table-column">
      <style:table-column-properties fo:break-before="auto" style:column-width="272.69pt"/>
    </style:style>
    <style:style style:name="co22" style:family="table-column">
      <style:table-column-properties fo:break-before="auto" style:column-width="239.9pt"/>
    </style:style>
    <style:style style:name="co23" style:family="table-column">
      <style:table-column-properties fo:break-before="auto" style:column-width="270.65pt"/>
    </style:style>
    <style:style style:name="co24" style:family="table-column">
      <style:table-column-properties fo:break-before="auto" style:column-width="476.7pt"/>
    </style:style>
    <style:style style:name="co25" style:family="table-column">
      <style:table-column-properties fo:break-before="auto" style:column-width="235.64pt"/>
    </style:style>
    <style:style style:name="co26" style:family="table-column">
      <style:table-column-properties fo:break-before="auto" style:column-width="1284.89pt"/>
    </style:style>
    <style:style style:name="co27" style:family="table-column">
      <style:table-column-properties fo:break-before="auto" style:column-width="105.36pt"/>
    </style:style>
    <style:style style:name="co28" style:family="table-column">
      <style:table-column-properties fo:break-before="auto" style:column-width="618.04pt"/>
    </style:style>
    <style:style style:name="co29" style:family="table-column">
      <style:table-column-properties fo:break-before="auto" style:column-width="128.3pt"/>
    </style:style>
    <style:style style:name="co30" style:family="table-column">
      <style:table-column-properties fo:break-before="auto" style:column-width="97.4pt"/>
    </style:style>
    <style:style style:name="co31" style:family="table-column">
      <style:table-column-properties fo:break-before="auto" style:column-width="205.99pt"/>
    </style:style>
    <style:style style:name="co32" style:family="table-column">
      <style:table-column-properties fo:break-before="auto" style:column-width="251.94pt"/>
    </style:style>
    <style:style style:name="co33" style:family="table-column">
      <style:table-column-properties fo:break-before="auto" style:column-width="299.2pt"/>
    </style:style>
    <style:style style:name="co34" style:family="table-column">
      <style:table-column-properties fo:break-before="auto" style:column-width="120.1pt"/>
    </style:style>
    <style:style style:name="co35" style:family="table-column">
      <style:table-column-properties fo:break-before="auto" style:column-width="82.8pt"/>
    </style:style>
    <style:style style:name="co36" style:family="table-column">
      <style:table-column-properties fo:break-before="auto" style:column-width="139.21pt"/>
    </style:style>
    <style:style style:name="co37" style:family="table-column">
      <style:table-column-properties fo:break-before="auto" style:column-width="110.61pt"/>
    </style:style>
    <style:style style:name="co38" style:family="table-column">
      <style:table-column-properties fo:break-before="auto" style:column-width="218.15pt"/>
    </style:style>
    <style:style style:name="co39" style:family="table-column">
      <style:table-column-properties fo:break-before="auto" style:column-width="137.45pt"/>
    </style:style>
    <style:style style:name="co40" style:family="table-column">
      <style:table-column-properties fo:break-before="auto" style:column-width="225.95pt"/>
    </style:style>
    <style:style style:name="co41" style:family="table-column">
      <style:table-column-properties fo:break-before="auto" style:column-width="129.66pt"/>
    </style:style>
    <style:style style:name="co42" style:family="table-column">
      <style:table-column-properties fo:break-before="auto" style:column-width="73.3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31.41pt"/>
    </style:style>
    <style:style style:name="co45" style:family="table-column">
      <style:table-column-properties fo:break-before="auto" style:column-width="781.94pt"/>
    </style:style>
    <style:style style:name="co46" style:family="table-column">
      <style:table-column-properties fo:break-before="auto" style:column-width="101.06pt"/>
    </style:style>
    <style:style style:name="co47" style:family="table-column">
      <style:table-column-properties fo:break-before="auto" style:column-width="78.49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0.3pt" fo:break-before="auto" style:use-optimal-row-height="true"/>
    </style:style>
    <style:style style:name="ro3" style:family="table-row">
      <style:table-row-properties style:row-height="43.8pt" fo:break-before="auto" style:use-optimal-row-height="true"/>
    </style:style>
    <style:style style:name="ro4" style:family="table-row">
      <style:table-row-properties style:row-height="42.09pt" fo:break-before="auto" style:use-optimal-row-height="true"/>
    </style:style>
    <style:style style:name="ro5" style:family="table-row">
      <style:table-row-properties style:row-height="57.29pt" fo:break-before="auto" style:use-optimal-row-height="true"/>
    </style:style>
    <style:style style:name="ro6" style:family="table-row">
      <style:table-row-properties style:row-height="97.7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5.14pt" fo:break-before="auto" style:use-optimal-row-height="true"/>
    </style:style>
    <style:style style:name="ro10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4.66pt" fo:break-before="auto" style:use-optimal-row-height="true"/>
    </style:style>
    <style:style style:name="ro1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color="#800000" style:font-name="Liberation Sans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font-name="Liberation Sans" fo:font-size="12pt" style:font-size-asian="12pt" style:font-size-complex="12pt"/>
    </style:style>
    <style:style style:name="ce8" style:family="table-cell" style:parent-style-name="Default">
      <style:text-properties fo:color="#000000" style:font-name="Liberation Sans" fo:font-size="12pt" style:font-size-asian="12pt" style:font-size-complex="12pt"/>
    </style:style>
    <style:style style:name="ce9" style:family="table-cell" style:parent-style-name="Default">
      <style:text-properties fo:color="#800000" style:font-name="Liberation Sans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color="#000000" style:font-name="Liberation Sans" fo:font-size="12pt" style:font-size-asian="12pt" style:font-size-complex="12pt"/>
    </style:style>
    <style:style style:name="ce11" style:family="table-cell" style:parent-style-name="Default">
      <style:table-cell-properties fo:border="0.06pt solid #000000" fo:padding="2.01pt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 fo:padding="2.01pt" style:vertical-align="middle"/>
      <style:text-properties fo:color="#800000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="0.06pt solid #000000" fo:padding="2.01pt" style:vertical-align="middle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0.06pt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0.06pt solid #000000" fo:padding="2.01pt" style:vertical-align="middle"/>
      <style:text-properties style:font-name="Liberation Sans" fo:font-size="12pt" fo:font-style="normal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="0.06pt solid #000000" fo:padding="2.01pt" style:vertical-align="middle"/>
      <style:text-properties fo:color="#800000" style:font-name="Liberation Sans" fo:font-size="12pt" fo:font-style="normal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0" style:family="table-cell" style:parent-style-name="Default">
      <style:table-cell-properties fo:border="0.06pt solid #000000" fo:padding="2.01pt" style:vertical-align="middle"/>
      <style:text-properties fo:color="#000000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order="0.06pt solid #000000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23" style:family="table-cell" style:parent-style-name="Default">
      <style:table-cell-properties fo:border="0.06pt solid #000000" fo:padding="2.01pt" style:vertical-align="middle"/>
      <style:text-properties style:font-name="Liberation Sans" fo:font-size="10pt" fo:font-style="normal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4" style:family="table-cell" style:parent-style-name="Default">
      <style:table-cell-properties fo:border="0.06pt solid #000000"/>
      <style:text-properties style:font-name="Liberation Sans" fo:font-size="12pt" style:font-name-asian="Droid Sans Fallback" style:font-size-asian="12pt" style:font-name-complex="FreeSans" style:font-size-complex="12pt"/>
    </style:style>
    <style:style style:name="ce25" style:family="table-cell" style:parent-style-name="Default">
      <style:table-cell-properties fo:wrap-option="wrap" fo:border="0.06pt solid #000000" fo:padding="2.01pt" style:vertical-align="middle"/>
      <style:text-properties fo:color="#8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border="0.06pt solid #000000" fo:padding="2.01pt" style:vertical-align="middle"/>
      <style:text-properties fo:color="#000000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wrap-option="wrap" fo:border="0.06pt solid #000000" fo:padding="2.01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fo:color="#8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 fo:padding="2.01pt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color="#800000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06pt solid #000000" fo:padding="2.01pt"/>
      <style:text-properties fo:color="#8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06pt solid #000000" fo:padding="2.01pt" style:vertical-align="middle"/>
      <style:text-properties fo:color="#8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fo:padding="2.01pt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06pt solid #000000" fo:padding="2.01pt"/>
      <style:text-properties fo:color="#800000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transparent" fo:border="0.06pt solid #000000" fo:padding="2.01pt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 fo:border="0.06pt solid #000000"/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ackground-color="transparent" fo:border="0.06pt solid #000000"/>
      <style:text-properties fo:color="#800000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transparent" fo:border="0.06pt solid #000000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color="#800000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ackground-color="transparent" fo:border="0.06pt solid #000000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transparent" fo:border="0.06pt solid #000000"/>
      <style:text-properties fo:color="#800000" style:font-name="Liberation Sans" fo:font-size="12pt" style:font-size-asian="12pt" style:font-size-complex="12pt"/>
    </style:style>
    <style:style style:name="ce50" style:family="table-cell" style:parent-style-name="Default">
      <style:table-cell-properties fo:background-color="transparent"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transparent"/>
      <style:text-properties fo:color="#800000" style:font-name="Liberation Sans" fo:font-size="12pt" style:font-size-asian="12pt" style:font-size-complex="12pt"/>
    </style:style>
    <style:style style:name="ce52" style:family="table-cell" style:parent-style-name="Default">
      <style:text-properties fo:font-size="14pt" style:font-size-asian="14pt" style:font-size-complex="14pt"/>
    </style:style>
    <style:style style:name="ce53" style:family="table-cell" style:parent-style-name="Default">
      <style:text-properties style:font-name="Liberation Sans" style:font-name-asian="Droid Sans Fallback" style:font-name-complex="FreeSans"/>
    </style:style>
    <style:style style:name="ce54" style:family="table-cell" style:parent-style-name="Default">
      <style:table-cell-properties fo:border="0.06pt solid #000000" fo:padding="2.01pt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order="0.06pt solid #000000" fo:padding="2.01pt" style:vertical-align="middle"/>
      <style:text-properties style:font-name="Liberation Sans" fo:font-size="12pt" fo:font-style="normal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58" style:family="table-cell" style:parent-style-name="Default">
      <style:table-cell-properties fo:border="0.06pt solid #000000" fo:padding="2.01pt" style:vertical-align="middle"/>
      <style:text-properties fo:color="#800000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transparen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06pt solid #000000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2" style:family="table-cell" style:parent-style-name="Default">
      <style:table-cell-properties fo:border="0.06pt solid #000000" fo:padding="2.01pt" style:vertical-align="middle"/>
      <style:text-properties style:font-name="Liberation Sans" fo:font-size="10pt" fo:font-style="normal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-asian="Droid Sans Fallback"/>
    </style:style>
  </office:automatic-styles>
  <office:body>
    <office:spreadsheet>
      <table:table table:name="Selecte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1" table:number-columns-repeated="4" table:default-cell-style-name="ce13"/>
        <table:table-column table:style-name="co26" table:default-cell-style-name="ce13"/>
        <table:table-column table:style-name="co27" table:default-cell-style-name="ce13"/>
        <table:table-column table:style-name="co9" table:number-columns-repeated="987" table:default-cell-style-name="ce13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Study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ew Inclusion Criteria no 2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Selected?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Institutions</text:p>
          </table:table-cell>
          <table:table-cell table:style-name="ce11" office:value-type="string" calcext:value-type="string">
            <text:p>Country</text:p>
          </table:table-cell>
          <table:table-cell table:style-name="ce11" office:value-type="string" calcext:value-type="string">
            <text:p>Venue/BookTitle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Publisher</text:p>
          </table:table-cell>
          <table:table-cell table:style-name="ce11" office:value-type="string" calcext:value-type="string">
            <text:p>Publication type</text:p>
          </table:table-cell>
          <table:table-cell table:style-name="ce38" office:value-type="string" calcext:value-type="string">
            <text:p>Contribution Type</text:p>
          </table:table-cell>
          <table:table-cell table:style-name="ce11" office:value-type="string" calcext:value-type="string">
            <text:p>Level of Detail</text:p>
          </table:table-cell>
          <table:table-cell table:style-name="ce38" office:value-type="string" calcext:value-type="string">
            <text:p>Business Process Techniques used- BPMN</text:p>
          </table:table-cell>
          <table:table-cell table:style-name="ce38" office:value-type="string" calcext:value-type="string">
            <text:p>Integration Type</text:p>
          </table:table-cell>
          <table:table-cell table:style-name="ce11" office:value-type="string" calcext:value-type="string">
            <text:p>EML used</text:p>
          </table:table-cell>
          <table:table-cell table:style-name="ce38" office:value-type="string" calcext:value-type="string">
            <text:p>E-learning Platform type</text:p>
          </table:table-cell>
          <table:table-cell table:style-name="ce11" office:value-type="string" calcext:value-type="string">
            <text:p>EML- IMS-LD roles</text:p>
          </table:table-cell>
          <table:table-cell table:style-name="ce11" office:value-type="string" calcext:value-type="string">
            <text:p>KPIs used</text:p>
          </table:table-cell>
          <table:table-cell table:style-name="ce11" office:value-type="string" calcext:value-type="string">
            <text:p>monitoring techniques (note why)</text:p>
          </table:table-cell>
          <table:table-cell table:style-name="ce11" office:value-type="string" calcext:value-type="string">
            <text:p>E-Learning platform for academic use</text:p>
          </table:table-cell>
          <table:table-cell table:style-name="ce11" office:value-type="string" calcext:value-type="string">
            <text:p>Training tool for business environment</text:p>
          </table:table-cell>
          <table:table-cell table:style-name="ce11" office:value-type="string" calcext:value-type="string">
            <text:p>Others- Specify</text:p>
          </table:table-cell>
          <table:table-cell table:style-name="ce38" office:value-type="string" calcext:value-type="string">
            <text:p>Technologies/ Techniques used</text:p>
          </table:table-cell>
          <table:table-cell table:style-name="ce4" office:value-type="string" calcext:value-type="string">
            <text:p>Comments</text:p>
          </table:table-cell>
          <table:table-cell table:style-name="ce39" office:value-type="string" calcext:value-type="string" table:number-columns-spanned="2" table:number-rows-spanned="1">
            <text:p>Inclusion Criteria</text:p>
          </table:table-cell>
          <table:covered-table-cell table:style-name="ce11"/>
          <table:table-cell table:style-name="ce39" office:value-type="string" calcext:value-type="string" table:number-columns-spanned="2" table:number-rows-spanned="1">
            <text:p>Exclusion Criteria</text:p>
          </table:table-cell>
          <table:covered-table-cell table:style-name="ce11"/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Search Method</text:p>
          </table:table-cell>
          <table:table-cell table:style-name="ce11" office:value-type="string" calcext:value-type="string">
            <text:p>Parent</text:p>
          </table:table-cell>
          <table:table-cell table:number-columns-repeated="991"/>
        </table:table-row>
        <table:table-row table:style-name="ro1" table:visibility="filter">
          <table:table-cell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12" office:value-type="string" calcext:value-type="string">
            <text:p>A framework for integrating learning into business processes</text:p>
          </table:table-cell>
          <table:table-cell table:style-name="ce12" office:value-type="string" calcext:value-type="string">
            <text:p>N</text:p>
          </table:table-cell>
          <table:table-cell table:style-name="ce25" office:value-type="string" calcext:value-type="string">
            <text:p>IT Hawryszkiewycz</text:p>
          </table:table-cell>
          <table:table-cell table:style-name="ce12" office:value-type="string" calcext:value-type="string">
            <text:p>Department of Information Systems, University of Technology, Sydney</text:p>
          </table:table-cell>
          <table:table-cell table:style-name="ce12" office:value-type="string" calcext:value-type="string">
            <text:p>Australia</text:p>
          </table:table-cell>
          <table:table-cell table:style-name="ce12" office:value-type="string" calcext:value-type="string">
            <text:p>SEARCC '05 Proceedings of the 2005 South East Asia Regional Computer Science Confederation (SEARCC) Conference</text:p>
          </table:table-cell>
          <table:table-cell table:style-name="ce12" office:value-type="float" office:value="2005" calcext:value-type="float">
            <text:p>2005</text:p>
          </table:table-cell>
          <table:table-cell table:style-name="ce25" office:value-type="string" calcext:value-type="string">
            <text:p>Australian Computer Society, Inc. Darlinghurst, Australia, Australia</text:p>
          </table:table-cell>
          <table:table-cell table:style-name="ce12" office:value-type="string" calcext:value-type="string">
            <text:p>Article</text:p>
          </table:table-cell>
          <table:table-cell table:style-name="ce12" table:number-columns-repeated="2"/>
          <table:table-cell table:style-name="ce12" office:value-type="string" calcext:value-type="string">
            <text:p>none</text:p>
          </table:table-cell>
          <table:table-cell table:style-name="ce12" table:number-columns-repeated="10"/>
          <table:table-cell table:style-name="ce5"/>
          <table:table-cell table:number-columns-repeated="2" table:style-name="ce40" office:value-type="string" calcext:value-type="string">
            <text:p>F</text:p>
          </table:table-cell>
          <table:table-cell table:style-name="ce40" table:number-columns-repeated="2"/>
          <table:table-cell table:style-name="ce12" office:value-type="string" calcext:value-type="string">
            <text:p>http://dl.acm.org/citation.cfm?id=1151684</text:p>
          </table:table-cell>
          <table:table-cell table:style-name="ce12" office:value-type="string" calcext:value-type="string">
            <text:p>automatic search</text:p>
          </table:table-cell>
          <table:table-cell table:style-name="ce12" table:number-columns-repeated="987"/>
          <table:table-cell table:number-columns-repeated="5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 full lifecycle oriented examination transaction management syste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ngYu Wang, QiuZhong Zhou, <text:s/>WuLiang Peng</text:p>
          </table:table-cell>
          <table:table-cell table:style-name="ce30" office:value-type="string" calcext:value-type="string">
            <text:p>Sch. of Econ. &amp; Manage., Shenyang Ligong Univ., Shenyang, China </text:p>
          </table:table-cell>
          <table:table-cell table:style-name="ce30" office:value-type="string" calcext:value-type="string">
            <text:p>China</text:p>
          </table:table-cell>
          <table:table-cell table:style-name="ce33" office:value-type="string" calcext:value-type="string">
            <text:p>Computer Science and Automation Engineering (CSAE), 2011 IEEE International Conference on</text:p>
          </table:table-cell>
          <table:table-cell office:value-type="float" office:value="2011" calcext:value-type="float">
            <text:p>2011</text:p>
          </table:table-cell>
          <table:table-cell table:style-name="ce30" office:value-type="string" calcext:value-type="string">
            <text:p>IEEE</text:p>
          </table:table-cell>
          <table:table-cell table:style-name="ce30" office:value-type="string" calcext:value-type="string">
            <text:p>inproceedings</text:p>
          </table:table-cell>
          <table:table-cell table:style-name="ce30"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bbas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nbuild in BP diagr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fic to Examination use</text:p>
          </table:table-cell>
          <table:table-cell office:value-type="string" calcext:value-type="string">
            <text:p>jBPM, Java, asp, apache, MS SQL Server 2005</text:p>
          </table:table-cell>
          <table:table-cell table:style-name="ce6"/>
          <table:table-cell table:style-name="ce41" office:value-type="string" calcext:value-type="string">
            <text:p>T</text:p>
          </table:table-cell>
          <table:table-cell table:number-columns-repeated="3" table:style-name="ce41" office:value-type="string" calcext:value-type="string">
            <text:p>F</text:p>
          </table:table-cell>
          <table:table-cell office:value-type="string" calcext:value-type="string">
            <text:p>http://ieeexplore.ieee.org/xpl/articleDetails.jsp?arnumber=5952883&amp;tag=1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/>
          <table:table-cell table:style-name="Default" office:value-type="string" calcext:value-type="string">
            <text:p>ID1401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A general architecture for the authoring and the operationalization of e-learning applications with educational modelling languag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ínez-Ortiz, I., Moreno-Ger, P., Sierra, J. L., &amp; Fernández-Manjón, B.</text:p>
          </table:table-cell>
          <table:table-cell office:value-type="string" calcext:value-type="string">
            <text:p>1.  Centro de Estudios Superiores Felipe II, Aranjuez, Madrid, Spain, rest.  Department of Computer Systems and Programming, Universidad Complutense de Madrid,</text:p>
            <text:p> Fac. de Informática, 28040, Madrid, Spain 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 Proceedings of 8th Simposio Internacional de Informática Educativa, León, Spain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inproceedings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BP Workflow for Execu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EL, IMS-LD, XSLT, UML, Reload</text:p>
          </table:table-cell>
          <table:table-cell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office:value-type="string" calcext:value-type="string">
            <text:p>http://www.researchgate.net/profile/Baltasar_Fernandez-Manjon/publication/200505303_A_General_Architecture_for_the_Authoring_and_the_Operationalization_of_e-Learning_Applications_with_Educational_Modelling_Languages/links/0046351dc0ccdc40e5000000.pdf</text:p>
          </table:table-cell>
          <table:table-cell office:value-type="string" calcext:value-type="string">
            <text:p>Forward SB- It 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ID1101</text:p>
          </table:table-cell>
          <table:table-cell office:value-type="string" calcext:value-type="string">
            <text:p>T</text:p>
          </table:table-cell>
          <table:table-cell table:style-name="ce14" office:value-type="string" calcext:value-type="string">
            <text:p>A Moodle Extension for Supporting Workflowdriven Collaborative Learning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R Pérez-Rodr'iguez, Manuel Caeiro Rodriguez, Luis E. Anido-Rifón</text:p>
          </table:table-cell>
          <table:table-cell table:style-name="ce27" office:value-type="string" calcext:value-type="string">
            <text:p>Univ. of Vigo, Vigo, Spain </text:p>
          </table:table-cell>
          <table:table-cell table:style-name="ce27" office:value-type="string" calcext:value-type="string">
            <text:p>Spain</text:p>
          </table:table-cell>
          <table:table-cell table:style-name="ce6" office:value-type="string" calcext:value-type="string">
            <text:p>Computers and Advanced Technology in Education </text:p>
          </table:table-cell>
          <table:table-cell office:value-type="float" office:value="2009" calcext:value-type="float">
            <text:p>2009</text:p>
          </table:table-cell>
          <table:table-cell table:style-name="ce32" office:value-type="string" calcext:value-type="string">
            <text:p>ACTA Press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odle integrat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oodle and its related technologies, jBPM, SOA, J2EE, etc.,</text:p>
          </table:table-cell>
          <table:table-cell/>
          <table:table-cell table:number-columns-repeated="2"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F</text:p>
          </table:table-cell>
          <table:table-cell office:value-type="string" calcext:value-type="string">
            <text:p>http://www.researchgate.net/publication/233855947_A_Moodle_Extension_for_Supporting_Workflow-Driven_Collaborative_Learning</text:p>
          </table:table-cell>
          <table:table-cell office:value-type="string" calcext:value-type="string">
            <text:p>Forward SB- It 1</text:p>
          </table:table-cell>
          <table:table-cell table:style-name="ce6" office:value-type="string" calcext:value-type="string">
            <text:p>ID005</text:p>
          </table:table-cell>
          <table:table-cell table:number-columns-repeated="991"/>
        </table:table-row>
        <table:table-row table:style-name="ro2">
          <table:table-cell/>
          <table:table-cell table:style-name="Default" office:value-type="string" calcext:value-type="string">
            <text:p>ID2401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A workflow based eLearning architecture in service environ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ining, K. O. N. G., Junzhou, L. U. O., &amp; Tiantian, Z. H. A. N. G. </text:p>
          </table:table-cell>
          <table:table-cell office:value-type="string" calcext:value-type="string">
            <text:p>Dept. of Comput. Sci. &amp; Eng., Southeast Univ., Nanjing, China 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<text:s/>The Fifth International Conference on Computer and Information Technology, 2005. CIT 2005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CELTS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S QT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CELTS, BizTalk, Webservices, Java Applet, PathGenerator Tool, fuzzy rule processor</text:p>
          </table:table-cell>
          <table:table-cell office:value-type="string" calcext:value-type="string">
            <text:p>Same paper as 1310 but different author, plagarized?</text:p>
          </table:table-cell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office:value-type="string" calcext:value-type="string">
            <text:p>http://ieeexplore.ieee.org/xpls/abs_all.jsp?arnumber=1562793</text:p>
          </table:table-cell>
          <table:table-cell office:value-type="string" calcext:value-type="string">
            <text:p>Backward SB- It 4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string" calcext:value-type="string">
            <text:p>ID2201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Adaptive E-learning System Based on Accumulative Digital Activit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ristina Kostadinova(1), George Totkov(2), Hristo Indzhov(3)</text:p>
          </table:table-cell>
          <table:table-cell office:value-type="string" calcext:value-type="string">
            <text:p>1. South-West University "Neofit Rilski", 2. Plovdiv University</text:p>
          </table:table-cell>
          <table:table-cell office:value-type="string" calcext:value-type="string">
            <text:p>Bulgaria</text:p>
            <text:p/>
          </table:table-cell>
          <table:table-cell office:value-type="string" calcext:value-type="string">
            <text:p>CompSysTech '12 Proceedings of the 13th International Conference on Computer Systems and Technolog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CM New York, NY, USA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odle integrated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MN, BonitaSoft, Moodle and related technologies, Bloom's Taxonomy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dl.acm.org/citation.cfm?id=2383330</text:p>
          </table:table-cell>
          <table:table-cell office:value-type="string" calcext:value-type="string">
            <text:p>Backward SB-It 2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ID1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dding Process-driven collaboration support in Mood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ez-Rodriguez, R. ; Caeiro-Rodriguez, M. ; Anido-Rifon, L.</text:p>
          </table:table-cell>
          <table:table-cell table:style-name="ce27" office:value-type="string" calcext:value-type="string">
            <text:p>Univ. of Vigo, Vigo, Spain </text:p>
          </table:table-cell>
          <table:table-cell table:style-name="ce27" office:value-type="string" calcext:value-type="string">
            <text:p>Spain</text:p>
          </table:table-cell>
          <table:table-cell office:value-type="string" calcext:value-type="string">
            <text:p>Frontiers in Education Conference, 2009. FIE '09. 39th IEEE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odle integrat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oodle and its related technologies, jBPM, SOA, J2EE, etc.,</text:p>
          </table:table-cell>
          <table:table-cell office:value-type="string" calcext:value-type="string">
            <text:p>Same as ID1101</text:p>
          </table:table-cell>
          <table:table-cell table:number-columns-repeated="2"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F</text:p>
          </table:table-cell>
          <table:table-cell office:value-type="string" calcext:value-type="string">
            <text:p>http://ieeexplore.ieee.org/xpls/abs_all.jsp?arnumber=5350457&amp;tag=1</text:p>
          </table:table-cell>
          <table:table-cell office:value-type="string" calcext:value-type="string">
            <text:p>Forward SB- It 1</text:p>
          </table:table-cell>
          <table:table-cell office:value-type="string" calcext:value-type="string">
            <text:p>ID005</text:p>
          </table:table-cell>
          <table:table-cell table:number-columns-repeated="991"/>
        </table:table-row>
        <table:table-row table:style-name="ro1" table:visibility="filter">
          <table:table-cell table:style-name="ce2"/>
          <table:table-cell table:style-name="ce8" office:value-type="string" calcext:value-type="string">
            <text:p>ID1103</text:p>
          </table:table-cell>
          <table:table-cell table:style-name="ce8" office:value-type="string" calcext:value-type="string">
            <text:p>T</text:p>
          </table:table-cell>
          <table:table-cell table:style-name="ce15" office:value-type="string" calcext:value-type="string">
            <text:p>Agent-oriented e-Learning Process Modeling</text:p>
          </table:table-cell>
          <table:table-cell table:style-name="ce15" office:value-type="string" calcext:value-type="string">
            <text:p>N</text:p>
          </table:table-cell>
          <table:table-cell table:style-name="ce26" office:value-type="string" calcext:value-type="string">
            <text:p>Lai, Hokyin, Huaiqing Wang, and Minhong Wang.</text:p>
          </table:table-cell>
          <table:table-cell table:style-name="ce26" office:value-type="string" calcext:value-type="string">
            <text:p>City University of Hong Kong</text:p>
          </table:table-cell>
          <table:table-cell table:style-name="ce26" office:value-type="string" calcext:value-type="string">
            <text:p>Hong Kong</text:p>
          </table:table-cell>
          <table:table-cell table:style-name="ce26" office:value-type="string" calcext:value-type="string">
            <text:p>"Agent-oriented e-Learning Process Modeling." AMCIS 2007 Proceedings</text:p>
          </table:table-cell>
          <table:table-cell table:style-name="ce20" office:value-type="float" office:value="2007" calcext:value-type="float">
            <text:p>2007</text:p>
          </table:table-cell>
          <table:table-cell table:style-name="ce20" table:number-columns-repeated="2"/>
          <table:table-cell table:style-name="ce20" office:value-type="string" calcext:value-type="string">
            <text:p>Implemented Software Tool</text:p>
          </table:table-cell>
          <table:table-cell table:style-name="ce20" office:value-type="string" calcext:value-type="string">
            <text:p>Not Well-Defined</text:p>
          </table:table-cell>
          <table:table-cell table:style-name="ce20" table:number-columns-repeated="12"/>
          <table:table-cell table:number-columns-repeated="4" table:style-name="ce10" office:value-type="string" calcext:value-type="string">
            <text:p>F</text:p>
          </table:table-cell>
          <table:table-cell table:style-name="ce20" office:value-type="string" calcext:value-type="string">
            <text:p>http://aisel.aisnet.org/cgi/viewcontent.cgi?article=1541&amp;context=amcis2007</text:p>
          </table:table-cell>
          <table:table-cell table:style-name="ce20" office:value-type="string" calcext:value-type="string">
            <text:p>Forward SB- It 1</text:p>
          </table:table-cell>
          <table:table-cell table:style-name="ce20" office:value-type="string" calcext:value-type="string">
            <text:p>ID001</text:p>
          </table:table-cell>
          <table:table-cell table:style-name="ce20" table:number-columns-repeated="986"/>
          <table:table-cell table:style-name="ce2" table:number-columns-repeated="5"/>
        </table:table-row>
        <table:table-row table:style-name="ro1" table:visibility="filter">
          <table:table-cell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12" office:value-type="string" calcext:value-type="string">
            <text:p>An innovation model in curriculum design for teaching engineering at universidad EAFIT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Zea, C.M. , Rodriguez, A, <text:s/>Bueno, N.A.</text:p>
          </table:table-cell>
          <table:table-cell table:style-name="ce31" office:value-type="string" calcext:value-type="string">
            <text:p>Univ. EAFIT, Medellin, Colombia </text:p>
          </table:table-cell>
          <table:table-cell table:style-name="ce31" office:value-type="string" calcext:value-type="string">
            <text:p>Colombia</text:p>
          </table:table-cell>
          <table:table-cell table:style-name="ce12" office:value-type="string" calcext:value-type="string">
            <text:p>Frontiers in Education Conference (FIE), 2014 IEEE</text:p>
          </table:table-cell>
          <table:table-cell table:style-name="ce12" office:value-type="float" office:value="2014" calcext:value-type="float">
            <text:p>2014</text:p>
          </table:table-cell>
          <table:table-cell table:style-name="ce31" office:value-type="string" calcext:value-type="string">
            <text:p>IEEE</text:p>
          </table:table-cell>
          <table:table-cell table:style-name="ce37" office:value-type="string" calcext:value-type="string">
            <text:p>inproceedings</text:p>
          </table:table-cell>
          <table:table-cell table:style-name="ce37"/>
          <table:table-cell table:style-name="ce12" table:number-columns-repeated="6"/>
          <table:table-cell table:style-name="ce12" office:value-type="string" calcext:value-type="string">
            <text:p>Burlton Hexagon</text:p>
          </table:table-cell>
          <table:table-cell table:style-name="ce12" table:number-columns-repeated="5"/>
          <table:table-cell table:style-name="ce5"/>
          <table:table-cell table:number-columns-repeated="2" table:style-name="ce45" office:value-type="string" calcext:value-type="string">
            <text:p>F</text:p>
          </table:table-cell>
          <table:table-cell table:style-name="ce45" table:number-columns-repeated="2"/>
          <table:table-cell table:style-name="ce12" office:value-type="string" calcext:value-type="string">
            <text:p>http://ieeexplore.ieee.org/xpl/articleDetails.jsp?arnumber=7044386</text:p>
          </table:table-cell>
          <table:table-cell table:style-name="ce12" office:value-type="string" calcext:value-type="string">
            <text:p>automatic search</text:p>
          </table:table-cell>
          <table:table-cell table:style-name="ce12" table:number-columns-repeated="987"/>
          <table:table-cell table:number-columns-repeated="5"/>
        </table:table-row>
        <table:table-row table:style-name="ro1" table:visibility="filter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n Overall Lifecycle Modeling Method for E-Learning Services and the Cooperative Mechanism Based on PC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nAn Tan , Anqiong Tang, <text:s/>Tong Wang, Tan, W., <text:s/>Leer Li, Zijian Zhang</text:p>
          </table:table-cell>
          <table:table-cell table:style-name="ce32" office:value-type="string" calcext:value-type="string">
            <text:p>Sch. of Comput. &amp; Inf., Shanghai Second Polytech. Univ., Shanghai, China</text:p>
          </table:table-cell>
          <table:table-cell table:style-name="ce32" office:value-type="string" calcext:value-type="string">
            <text:p>China</text:p>
          </table:table-cell>
          <table:table-cell table:style-name="ce17" office:value-type="string" calcext:value-type="string">
            <text:p>Systems, Man, and Cybernetics (SMC), 2013 IEEE International Conference 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  <table:table-cell table:style-name="ce30" office:value-type="string" calcext:value-type="string">
            <text:p>inproceedings</text:p>
          </table:table-cell>
          <table:table-cell table:style-name="ce30"/>
          <table:table-cell office:value-type="string" calcext:value-type="string">
            <text:p>Not Well-Defined</text:p>
          </table:table-cell>
          <table:table-cell table:number-columns-repeated="11"/>
          <table:table-cell table:style-name="ce6"/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table-cell table:style-name="ce48" table:number-columns-repeated="2"/>
          <table:table-cell office:value-type="string" calcext:value-type="string">
            <text:p>http://ieeexplore.ieee.org/xpls/abs_all.jsp?arnumber=6721872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1" table:visibility="filter">
          <table:table-cell/>
          <table:table-cell table:style-name="ce5" office:value-type="string" calcext:value-type="string">
            <text:p>Master Thesis</text:p>
          </table:table-cell>
          <table:table-cell table:style-name="ce5" office:value-type="string" calcext:value-type="string">
            <text:p>F</text:p>
          </table:table-cell>
          <table:table-cell table:style-name="ce12" office:value-type="string" calcext:value-type="string">
            <text:p>Application of Business Process Management: In Web-Based Education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Fidelis Perkonigg</text:p>
          </table:table-cell>
          <table:table-cell table:style-name="ce31" office:value-type="string" calcext:value-type="string">
            <text:p>Institute for Information Systems and Computer Media (IICM) Graz University of Technology</text:p>
          </table:table-cell>
          <table:table-cell table:style-name="ce31" office:value-type="string" calcext:value-type="string">
            <text:p>Austria</text:p>
          </table:table-cell>
          <table:table-cell table:style-name="ce34" office:value-type="string" calcext:value-type="string">
            <text:p>Master Thesis</text:p>
          </table:table-cell>
          <table:table-cell table:style-name="ce12" office:value-type="float" office:value="2008" calcext:value-type="float">
            <text:p>2008</text:p>
          </table:table-cell>
          <table:table-cell table:style-name="ce12" office:value-type="string" calcext:value-type="string">
            <text:p>VDM Publishing</text:p>
          </table:table-cell>
          <table:table-cell table:style-name="ce37" table:number-columns-repeated="2"/>
          <table:table-cell table:style-name="ce12" table:number-columns-repeated="12"/>
          <table:table-cell table:style-name="ce5"/>
          <table:table-cell table:style-name="ce47" table:number-columns-repeated="2"/>
          <table:table-cell table:style-name="ce45" table:number-columns-repeated="2"/>
          <table:table-cell table:style-name="ce12" table:number-columns-repeated="989"/>
          <table:table-cell table:number-columns-repeated="5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ridging the Gap between e-learning Modeling and Delivery through the Transformation of Learnflows into Workflow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lga Mariño, Rubby Casallas, Jorge Villalobos, Dario Correal, Julien Contamines</text:p>
          </table:table-cell>
          <table:table-cell office:value-type="string" calcext:value-type="string">
            <text:p>2. Software Construction Group, University of Los Andes, Carrera 1 No 18A 10, Bogotá, Colombia</text:p>
            <text:p>3. Laboratory on Cognitive Informatics and Learning Environments, LICEF Telé-university of Quebec, TELUQ, 4750, Avenue Henri-Julien, Montreal, H2T 3E4, Quebec, Canada</text:p>
          </table:table-cell>
          <table:table-cell office:value-type="string" calcext:value-type="string">
            <text:p>Colombia</text:p>
            <text:p>Canada</text:p>
          </table:table-cell>
          <table:table-cell table:style-name="ce32" office:value-type="string" calcext:value-type="string">
            <text:p>E-Learning Networked Environments and Architectures- (subtitle) A Knowledge Processing Perspective</text:p>
          </table:table-cell>
          <table:table-cell office:value-type="float" office:value="2007" calcext:value-type="float">
            <text:p>2007</text:p>
          </table:table-cell>
          <table:table-cell table:style-name="ce32" office:value-type="string" calcext:value-type="string">
            <text:p>Springer UK</text:p>
          </table:table-cell>
          <table:table-cell table:style-name="ce32" office:value-type="string" calcext:value-type="string">
            <text:p>Book Chapter</text:p>
          </table:table-cell>
          <table:table-cell table:style-name="ce32"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XPDL</text:p>
          </table:table-cell>
          <table:table-cell office:value-type="string" calcext:value-type="string">
            <text:p>EML to BP Translation</text:p>
            <text:p>BP Workflow for execution</text:p>
          </table:table-cell>
          <table:table-cell office:value-type="string" calcext:value-type="string">
            <text:p>IMSLD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XPDL, IMSLD, LDX-Tools, Java2EE, Jboss</text:p>
          </table:table-cell>
          <table:table-cell table:style-name="ce6"/>
          <table:table-cell table:number-columns-repeated="2" table:style-name="ce48" office:value-type="string" calcext:value-type="string">
            <text:p>T</text:p>
          </table:table-cell>
          <table:table-cell table:number-columns-repeated="2" table:style-name="ce48" office:value-type="string" calcext:value-type="string">
            <text:p>F</text:p>
          </table:table-cell>
          <table:table-cell office:value-type="string" calcext:value-type="string">
            <text:p>http://link.springer.com/chapter/10.1007/978-1-84628-758-9_2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1" table:visibility="filter">
          <table:table-cell office:value-type="string" calcext:value-type="string">
            <text:p>Primary</text:p>
          </table:table-cell>
          <table:table-cell table:style-name="Default" office:value-type="string" calcext:value-type="string">
            <text:p>ID1503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Business Rules Approach to E-learning Systems Develop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antas, K., &amp; Vasilecas, O</text:p>
          </table:table-cell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International Conference on e-Learning and the Knowledge Society – e-Learning’1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Opinion Paper</text:p>
          </table:table-cell>
          <table:table-cell office:value-type="string" calcext:value-type="string">
            <text:p>Not Well-Defined</text:p>
          </table:table-cell>
          <table:table-cell office:value-type="string" calcext:value-type="string">
            <text:p>BPMS</text:p>
          </table:table-cell>
          <table:table-cell table:number-columns-repeated="11"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office:value-type="string" calcext:value-type="string">
            <text:p>http://www.elearning-conf.eu/docs/cp10/paper-15.pdf</text:p>
          </table:table-cell>
          <table:table-cell office:value-type="string" calcext:value-type="string">
            <text:p>Forward SB- It 5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string" calcext:value-type="string">
            <text:p>ID2203</text:p>
          </table:table-cell>
          <table:table-cell table:style-name="ce7" office:value-type="string" calcext:value-type="string">
            <text:p>T</text:p>
          </table:table-cell>
          <table:table-cell table:style-name="ce16" office:value-type="string" calcext:value-type="string">
            <text:p>Carrying on the e-Learning Process with a Workflow Management Engine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Mirko Cesarini(1), Mattia Monga(2), Roberto Tedesco(1)</text:p>
          </table:table-cell>
          <table:table-cell office:value-type="string" calcext:value-type="string">
            <text:p>1. Politecnico di Milano, Milano, Italy, 2. Università degli Studi di Milano, Milano, italy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C '04 Proceedings of the 2004 ACM symposium on Applied computing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CM New York, NY, USA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iztalk, IIS, Html, XLANG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dl.acm.org/citation.cfm?id=968091</text:p>
          </table:table-cell>
          <table:table-cell office:value-type="string" calcext:value-type="string">
            <text:p>Backward SB-It 2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Learn and open discovery space portal alignment: A case of enriching open learning infrastructures with collaborative learning capabilit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ylianakis, G. Moumoutzis, N. ; Arapi, P. ; Mylonakis, M. ; Christodoulakis, S.</text:p>
          </table:table-cell>
          <table:table-cell table:style-name="ce32" office:value-type="string" calcext:value-type="string">
            <text:p>Lab. of Distrib. Multimedia Inf. Syst. &amp; Applic., Tech. Univ. of Crete (TUC/MUSIC), Chania, Greece </text:p>
          </table:table-cell>
          <table:table-cell table:style-name="ce32" office:value-type="string" calcext:value-type="string">
            <text:p>Greece</text:p>
          </table:table-cell>
          <table:table-cell table:style-name="ce17" office:value-type="string" calcext:value-type="string">
            <text:p>Interactive Mobile Communication Technologies and Learning (IMCL), 2014 International Conference 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EE</text:p>
          </table:table-cell>
          <table:table-cell table:style-name="ce30" office:value-type="string" calcext:value-type="string">
            <text:p>inproceedings</text:p>
          </table:table-cell>
          <table:table-cell table:style-name="ce30"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to EML Transla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webbase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MN, IMS-LD, Copper core, XMPP, IMS LTI, RealTime Message middleware</text:p>
          </table:table-cell>
          <table:table-cell table:style-name="ce6"/>
          <table:table-cell table:number-columns-repeated="2" table:style-name="ce48" office:value-type="string" calcext:value-type="string">
            <text:p>T</text:p>
          </table:table-cell>
          <table:table-cell table:number-columns-repeated="2" table:style-name="ce48" office:value-type="string" calcext:value-type="string">
            <text:p>F</text:p>
          </table:table-cell>
          <table:table-cell office:value-type="string" calcext:value-type="string">
            <text:p>http://ieeexplore.ieee.org/xpl/abstractAuthors.jsp?arnumber=7011142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Learn: Real Time Collaborative Learning Environ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ylianakis, Arapi, P. ; Moumoutzis, N. ; Christodoulakis, S.</text:p>
          </table:table-cell>
          <table:table-cell table:style-name="ce32" office:value-type="string" calcext:value-type="string">
            <text:p>Lab. of Distrib. Multimedia Inf. Syst. &amp; Applic., Tech. Univ. of Crete (TUC/MUSIC), Chania, Greece </text:p>
          </table:table-cell>
          <table:table-cell table:style-name="ce32" office:value-type="string" calcext:value-type="string">
            <text:p>Greece</text:p>
          </table:table-cell>
          <table:table-cell office:value-type="string" calcext:value-type="string">
            <text:p>e-Learning and e-Technologies in Education (ICEEE), 2013 Second International Conference 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  <table:table-cell table:style-name="ce30" office:value-type="string" calcext:value-type="string">
            <text:p>inproceedings</text:p>
          </table:table-cell>
          <table:table-cell table:style-name="ce30"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 </text:p>
            <text:p>BP to EML Transla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webbase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MN, IMS-LD, Copper core, XMPP, IMS LTI, RealTime Message middleware</text:p>
          </table:table-cell>
          <table:table-cell table:style-name="ce6"/>
          <table:table-cell table:number-columns-repeated="2" table:style-name="ce48" office:value-type="string" calcext:value-type="string">
            <text:p>T</text:p>
          </table:table-cell>
          <table:table-cell table:number-columns-repeated="2" table:style-name="ce48" office:value-type="string" calcext:value-type="string">
            <text:p>F</text:p>
          </table:table-cell>
          <table:table-cell office:value-type="string" calcext:value-type="string">
            <text:p>http://ieeexplore.ieee.org/xpls/abs_all.jsp?arnumber=6644340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7" office:value-type="string" calcext:value-type="string">
            <text:p>Collaborative learning using service-oriented architecture: A framework design </text:p>
          </table:table-cell>
          <table:table-cell table:style-name="ce17" office:value-type="string" calcext:value-type="string">
            <text:p>Y</text:p>
          </table:table-cell>
          <table:table-cell office:value-type="string" calcext:value-type="string">
            <text:p>Chua Fang Fang, Lee Chien Sing</text:p>
          </table:table-cell>
          <table:table-cell office:value-type="string" calcext:value-type="string">
            <text:p>Multimedia University, Faculty of Information Technology, Persiaran Multimedia, 63100 Cyberjaya, Selangor, Malaysi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nowledge-Based Systems</text:p>
            <text:p>Volume 22, Issue 4, Pages 247-326 (May 2009) </text:p>
            <text:p>Artificial Intelligence (AI) in Blended Learning (AI) in Blended Learning</text:p>
          </table:table-cell>
          <table:table-cell office:value-type="float" office:value="2009" calcext:value-type="float">
            <text:p>2009</text:p>
          </table:table-cell>
          <table:table-cell table:style-name="ce32" office:value-type="string" calcext:value-type="string">
            <text:p>Elsevier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Opinion Paper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, BPEL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MN, UML-Activity Diagram, SOA Service, WSDL</text:p>
          </table:table-cell>
          <table:table-cell table:style-name="ce6"/>
          <table:table-cell table:style-name="ce43"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F</text:p>
          </table:table-cell>
          <table:table-cell office:value-type="string" calcext:value-type="string">
            <text:p>http://www.sciencedirect.com/science/article/pii/S0950705109000185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3">
          <table:table-cell/>
          <table:table-cell table:style-name="ce7" office:value-type="string" calcext:value-type="string">
            <text:p>ID2101</text:p>
          </table:table-cell>
          <table:table-cell table:style-name="ce7" office:value-type="string" calcext:value-type="string">
            <text:p>T</text:p>
          </table:table-cell>
          <table:table-cell table:style-name="ce18" office:value-type="string" calcext:value-type="string">
            <text:p>Cow, a flexible platform for the enactment of learning scenarios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Thomas Vantroys, Yvan Peter</text:p>
          </table:table-cell>
          <table:table-cell office:value-type="string" calcext:value-type="string">
            <text:p>TRIGONE Laboratory, NOCE Team, Bât. B6 – Cité Scientifique, 59655, Villeneuve d’Ascq, France,  Archimed SA, 49 Boulevard de Strasbourg, 59042, Lille, France</text:p>
            <text:p/>
            <text:p/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th InternationalWorkshop, CRIWG 2003, Autrans, France, September 28 - October 2, 2003. Proceedings</text:p>
          </table:table-cell>
          <table:table-cell office:value-type="float" office:value="2003" calcext:value-type="float">
            <text:p>2003</text:p>
          </table:table-cell>
          <table:table-cell table:style-name="ce27" office:value-type="string" calcext:value-type="string">
            <text:p>Springer Berlin Heidelberg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XPDL</text:p>
          </table:table-cell>
          <table:table-cell office:value-type="string" calcext:value-type="string">
            <text:p>EML to BP Translation</text:p>
            <text:p>BP Workflow for execu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XPDL, IMSLD, MDA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link.springer.com/chapter/10.1007/978-3-540-39850-9_15</text:p>
          </table:table-cell>
          <table:table-cell office:value-type="string" calcext:value-type="string">
            <text:p>Backward SB-It 1</text:p>
          </table:table-cell>
          <table:table-cell table:style-name="ce6" office:value-type="string" calcext:value-type="string">
            <text:p>ID00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ID1202</text:p>
          </table:table-cell>
          <table:table-cell office:value-type="string" calcext:value-type="string">
            <text:p>T</text:p>
          </table:table-cell>
          <table:table-cell table:style-name="ce18" office:value-type="string" calcext:value-type="string">
            <text:p>Data flow between tools: Towards a composition-based solution for learning design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Palomino-Ramirez, L. Martinez-Mones, A. ; Bote-Lorenzo, M.L. ; Asensio-Perez, J.I. ; Dimitriadis, Y.A. </text:p>
          </table:table-cell>
          <table:table-cell office:value-type="string" calcext:value-type="string">
            <text:p>Univ. of Valladolid, Valladolid</text:p>
          </table:table-cell>
          <table:table-cell office:value-type="string" calcext:value-type="string">
            <text:p>Spain</text:p>
          </table:table-cell>
          <table:table-cell table:style-name="ce7" office:value-type="string" calcext:value-type="string">
            <text:p>Advanced Learning Technologies, 2007. ICALT 2007. Seventh IEEE International Conference on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Theoretical Descrip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XPDL</text:p>
          </table:table-cell>
          <table:table-cell table:style-name="ce16" office:value-type="string" calcext:value-type="string">
            <text:p>BP Workflow for Execution</text:p>
          </table:table-cell>
          <table:table-cell office:value-type="string" calcext:value-type="string">
            <text:p>IMS-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XPDL, IMSLD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ieeexplore.ieee.org/xpls/abs_all.jsp?arnumber=4281034&amp;tag=1</text:p>
          </table:table-cell>
          <table:table-cell office:value-type="string" calcext:value-type="string">
            <text:p>Forward SB- It 2</text:p>
          </table:table-cell>
          <table:table-cell table:style-name="ce7" office:value-type="string" calcext:value-type="string">
            <text:p>ID2101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 calcext:value-type="string">
            <text:p>ID1303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Delivering Specification-Based Learning Processes with Service-Oriented Architecture: A Process Translation Approac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n, C. T., Cheng, Y. C., Hsieh, C. Y., &amp; Hsu, T. S. </text:p>
          </table:table-cell>
          <table:table-cell office:value-type="string" calcext:value-type="string">
            <text:p>Department of Computer Science and Information Engineering</text:p>
            <text:p>National Taipei University of Technology, Taipei,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JOURNAL OF INFORMATION SCIENCE AND ENGINEERING 25, 1373-138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EML to BP Translation</text:p>
            <text:p>BP Workflow for execu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IMSLD, BPEL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www.iis.sinica.edu.tw/page/jise/2009/200909_05.pdf</text:p>
          </table:table-cell>
          <table:table-cell office:value-type="string" calcext:value-type="string">
            <text:p>Forward SB- It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e-learning Activities in Educating e-business: a Pilot with a Process-Oriented e-learning Environment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Henk Plessius, Pascal Ravesteyn</text:p>
          </table:table-cell>
          <table:table-cell table:style-name="Default" office:value-type="string" calcext:value-type="string">
            <text:p><text:s/>3. Faculty of Science and Engineering, University of Applied Science Utrecht, Nijenoord 1, 3552 AS, Utrecht, The Netherlands</text:p>
          </table:table-cell>
          <table:table-cell office:value-type="string" calcext:value-type="string">
            <text:p>Netherlands</text:p>
          </table:table-cell>
          <table:table-cell table:style-name="ce32" office:value-type="string" calcext:value-type="string">
            <text:p>Education for the 21st Century — Impact of ICT and Digital Resources, IFIP 19th World Computer Congress, TC-3, Education, August 21–24, 2006, Santiago, Chile</text:p>
          </table:table-cell>
          <table:table-cell office:value-type="float" office:value="2006" calcext:value-type="float">
            <text:p>2006</text:p>
          </table:table-cell>
          <table:table-cell table:style-name="ce32" office:value-type="string" calcext:value-type="string">
            <text:p>Springer US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Non Standard BP modeling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bbas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Educator Tool</text:p>
          </table:table-cell>
          <table:table-cell table:style-name="ce6"/>
          <table:table-cell table:number-columns-repeated="2"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F</text:p>
          </table:table-cell>
          <table:table-cell office:value-type="string" calcext:value-type="string">
            <text:p>http://link.springer.com/chapter/10.1007/978-0-387-34731-8_17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1" table:visibility="filter">
          <table:table-cell table:style-name="ce2"/>
          <table:table-cell table:style-name="ce8" office:value-type="string" calcext:value-type="string">
            <text:p>ID1104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-learning in Process-oriented Knowledge Management</text:p>
          </table:table-cell>
          <table:table-cell table:style-name="ce8" office:value-type="string" calcext:value-type="string">
            <text:p>N</text:p>
          </table:table-cell>
          <table:table-cell table:style-name="ce20" office:value-type="string" calcext:value-type="string">
            <text:p>Pekárková, Lucie.</text:p>
          </table:table-cell>
          <table:table-cell table:style-name="ce20" office:value-type="string" calcext:value-type="string">
            <text:p>Masaryk University, Faculty of Informatics, Czech Republic</text:p>
          </table:table-cell>
          <table:table-cell table:style-name="ce20" office:value-type="string" calcext:value-type="string">
            <text:p>Czech Repulic</text:p>
          </table:table-cell>
          <table:table-cell table:style-name="ce20" office:value-type="string" calcext:value-type="string">
            <text:p>PhD Thesis Proposal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table:number-columns-repeated="15"/>
          <table:table-cell table:style-name="ce20" office:value-type="string" calcext:value-type="string">
            <text:p>Not selected because it is thesis proposal</text:p>
          </table:table-cell>
          <table:table-cell table:number-columns-repeated="2" table:style-name="ce10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2" office:value-type="string" calcext:value-type="string">
            <text:p>http://is.muni.cz/th/60555/fi_r/teze-kompletni_verze.pdf</text:p>
          </table:table-cell>
          <table:table-cell table:style-name="ce20" table:number-columns-repeated="988"/>
          <table:table-cell table:style-name="ce2" table:number-columns-repeated="5"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Eduoutreach: A suite of business processes for online teaching</text:p>
          </table:table-cell>
          <table:table-cell office:value-type="string" calcext:value-type="string">
            <text:p>Y</text:p>
          </table:table-cell>
          <table:table-cell table:style-name="ce6" office:value-type="string" calcext:value-type="string">
            <text:p>Prabhakar, A.</text:p>
          </table:table-cell>
          <table:table-cell table:style-name="ce32" office:value-type="string" calcext:value-type="string">
            <text:p>Pristine Workflow Private Ltd., Bangalore, India </text:p>
          </table:table-cell>
          <table:table-cell table:style-name="ce32" office:value-type="string" calcext:value-type="string">
            <text:p>India</text:p>
          </table:table-cell>
          <table:table-cell table:style-name="ce6" office:value-type="string" calcext:value-type="string">
            <text:p>Teaching, Assessment and Learning for Engineering (TALE), 2013 IEEE International Conference on</text:p>
          </table:table-cell>
          <table:table-cell table:style-name="ce32"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/>
          <table:table-cell office:value-type="string" calcext:value-type="string">
            <text:p>State Transition Model</text:p>
          </table:table-cell>
          <table:table-cell office:value-type="string" calcext:value-type="string">
            <text:p>BP Graphical Modeling, 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bbas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Java Web, IBM DB2 PureXML database, SaaS</text:p>
          </table:table-cell>
          <table:table-cell table:style-name="ce6"/>
          <table:table-cell table:style-name="ce43"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F</text:p>
          </table:table-cell>
          <table:table-cell office:value-type="string" calcext:value-type="string">
            <text:p>http://ieeexplore.ieee.org/xpls/abs_all.jsp?arnumber=6654422&amp;tag=1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1" table:visibility="filter">
          <table:table-cell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19" office:value-type="string" calcext:value-type="string">
            <text:p>Enhancing participant business process perception through business gaming</text:p>
          </table:table-cell>
          <table:table-cell table:style-name="ce19" office:value-type="string" calcext:value-type="string">
            <text:p>N</text:p>
          </table:table-cell>
          <table:table-cell table:style-name="ce5" office:value-type="string" calcext:value-type="string">
            <text:p>Lainema, T. </text:p>
          </table:table-cell>
          <table:table-cell table:style-name="ce31" office:value-type="string" calcext:value-type="string">
            <text:p>Inst. for Adv. Manage. Syst. Res., Abo Akademi Univ., Turku, Finland </text:p>
          </table:table-cell>
          <table:table-cell table:style-name="ce31" office:value-type="string" calcext:value-type="string">
            <text:p>Finland</text:p>
          </table:table-cell>
          <table:table-cell table:style-name="ce12" office:value-type="string" calcext:value-type="string">
            <text:p>System Sciences, 2001. Proceedings of the 34th Annual Hawaii International Conference on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string" calcext:value-type="string">
            <text:p>IEEE</text:p>
          </table:table-cell>
          <table:table-cell table:style-name="ce12" office:value-type="string" calcext:value-type="string">
            <text:p>inproceedings</text:p>
          </table:table-cell>
          <table:table-cell table:style-name="ce12" table:number-columns-repeated="13"/>
          <table:table-cell table:style-name="ce5"/>
          <table:table-cell table:number-columns-repeated="2" table:style-name="ce49" office:value-type="string" calcext:value-type="string">
            <text:p>F</text:p>
          </table:table-cell>
          <table:table-cell table:style-name="ce49" table:number-columns-repeated="2"/>
          <table:table-cell table:style-name="ce12" office:value-type="string" calcext:value-type="string">
            <text:p>http://ieeexplore.ieee.org/xpls/abs_all.jsp?arnumber=926194</text:p>
          </table:table-cell>
          <table:table-cell table:style-name="ce12" office:value-type="string" calcext:value-type="string">
            <text:p>automatic search</text:p>
          </table:table-cell>
          <table:table-cell table:style-name="ce12" table:number-columns-repeated="987"/>
          <table:table-cell table:number-columns-repeated="5"/>
        </table:table-row>
        <table:table-row table:style-name="ro2" table:visibility="filter">
          <table:table-cell/>
          <table:table-cell table:style-name="Default" office:value-type="string" calcext:value-type="string">
            <text:p>ID1510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Flexible Processes in Project-Centred Learning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i, S., Matera, M., Raffio, A., &amp; Spoelstra, H</text:p>
          </table:table-cell>
          <table:table-cell office:value-type="string" calcext:value-type="string">
            <text:p>1. DEI – Politecnico di Milano, P.zza L. da Vinci, 32 - 20133 – Milano, Italy</text:p>
            <text:p>2. OUNL – Open University of the Netherlands, Valkenburgerweg 177 - 6419 AT Heerlen, The Netherlands</text:p>
          </table:table-cell>
          <table:table-cell office:value-type="string" calcext:value-type="string">
            <text:p>Italy</text:p>
            <text:p>Netherlands</text:p>
          </table:table-cell>
          <table:table-cell office:value-type="string" calcext:value-type="string">
            <text:p>Second European Conference on Technology Enhanced Learning, EC-TEL 2007, Crete, Greece, September 17-20, 2007. Proceeding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ringer Berlin Heidelberg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Not Well-Defined</text:p>
          </table:table-cell>
          <table:table-cell table:number-columns-repeated="12"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office:value-type="string" calcext:value-type="string">
            <text:p>http://link.springer.com/chapter/10.1007/978-3-540-75195-3_38#page-1</text:p>
          </table:table-cell>
          <table:table-cell office:value-type="string" calcext:value-type="string">
            <text:p>Forward SB- It 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Instructional design in the vocational training on “computer networking”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Sandu, V. <text:s/>Nedelcu, Adrian-Valentin ; Cocorada, S.A. ; Dinu, S.</text:p>
          </table:table-cell>
          <table:table-cell table:style-name="ce32" office:value-type="string" calcext:value-type="string">
            <text:p>Transilvania Univ. of Brasov, Brasov, Romania</text:p>
          </table:table-cell>
          <table:table-cell table:style-name="ce32" office:value-type="string" calcext:value-type="string">
            <text:p>Romania</text:p>
          </table:table-cell>
          <table:table-cell office:value-type="string" calcext:value-type="string">
            <text:p>Optimization of Electrical and Electronic Equipment (OPTIM), 2010 12th International Conference 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/>
          <table:table-cell office:value-type="string" calcext:value-type="string">
            <text:p>BPMN, BPEL</text:p>
          </table:table-cell>
          <table:table-cell office:value-type="string" calcext:value-type="string">
            <text:p>BP Graphical Modeling, 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bbas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- initial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raining needs analysis</text:p>
          </table:table-cell>
          <table:table-cell office:value-type="string" calcext:value-type="string">
            <text:p>BPMN,XPDL, BizAgi</text:p>
          </table:table-cell>
          <table:table-cell table:style-name="ce6"/>
          <table:table-cell table:style-name="ce43"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F</text:p>
          </table:table-cell>
          <table:table-cell office:value-type="string" calcext:value-type="string">
            <text:p>http://ieeexplore.ieee.org/xpls/abs_all.jsp?arnumber=5510538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Integrating Learning Objects to Business Processes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Puustjarvi, J.</text:p>
          </table:table-cell>
          <table:table-cell office:value-type="string" calcext:value-type="string">
            <text:p>Lappeenranta Univ. of Technol.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dvanced Learning Technologies, 2006. Sixth International Conference 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/>
          <table:table-cell office:value-type="string" calcext:value-type="string">
            <text:p>BPMN</text:p>
          </table:table-cell>
          <table:table-cell office:value-type="string" calcext:value-type="string">
            <text:p>Learning Objects in Business Process</text:p>
          </table:table-cell>
          <table:table-cell office:value-type="string" calcext:value-type="string">
            <text:p>OWL- Guidance Ontology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MN, OWL- Guidance</text:p>
          </table:table-cell>
          <table:table-cell table:style-name="ce6"/>
          <table:table-cell table:style-name="ce43"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F</text:p>
          </table:table-cell>
          <table:table-cell office:value-type="string" calcext:value-type="string">
            <text:p>http://ieeexplore.ieee.org/xpls/abs_all.jsp?arnumber=1652517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4">
          <table:table-cell/>
          <table:table-cell office:value-type="string" calcext:value-type="string">
            <text:p>ID1204</text:p>
          </table:table-cell>
          <table:table-cell office:value-type="string" calcext:value-type="string">
            <text:p>T</text:p>
          </table:table-cell>
          <table:table-cell table:style-name="ce18" office:value-type="string" calcext:value-type="string">
            <text:p>LeadFlow4LD: A Method for the Computational Representation of the Learning Flow and Data Flow in Collaborative Learning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Palomino-Ramírez, L., Bote-Lorenzo, M. L., Asensio-Pérez, J. I., Vignollet, L., &amp; Dimitriadis, Y. A. </text:p>
          </table:table-cell>
          <table:table-cell table:style-name="ce7"/>
          <table:table-cell table:style-name="ce7" office:value-type="string" calcext:value-type="string">
            <text:p>Mexico</text:p>
            <text:p>France</text:p>
            <text:p>Spain</text:p>
          </table:table-cell>
          <table:table-cell table:style-name="ce35" office:value-type="string" calcext:value-type="string">
            <text:p>Journal of Universal Computer Science 19, no. 6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Theoretical Descrip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XPDL</text:p>
          </table:table-cell>
          <table:table-cell table:style-name="ce16" office:value-type="string" calcext:value-type="string">
            <text:p>BP Workflow for Execution</text:p>
          </table:table-cell>
          <table:table-cell office:value-type="string" calcext:value-type="string">
            <text:p>IMS-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XPDL, IMSLD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www.jucs.org/jucs_19_6/lead_flow4LD_a_method/jucs_19_06_0805_0830_ramirez.pdf</text:p>
          </table:table-cell>
          <table:table-cell office:value-type="string" calcext:value-type="string">
            <text:p>Forward SB- It 2</text:p>
          </table:table-cell>
          <table:table-cell table:style-name="ce7" office:value-type="string" calcext:value-type="string">
            <text:p>ID2101</text:p>
          </table:table-cell>
          <table:table-cell table:number-columns-repeated="991"/>
        </table:table-row>
        <table:table-row table:style-name="ro5">
          <table:table-cell/>
          <table:table-cell office:value-type="string" calcext:value-type="string">
            <text:p>ID1205</text:p>
          </table:table-cell>
          <table:table-cell office:value-type="string" calcext:value-type="string">
            <text:p>T</text:p>
          </table:table-cell>
          <table:table-cell table:style-name="ce18" office:value-type="string" calcext:value-type="string">
            <text:p>Leadflow4ld: Learning and data flow composition-based solution for learning design in cscl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Luis Palomino-Ramírez, Miguel L. Bote-Lorenzo, Juan I. Asensio-Pérez, Yannis A. Dimitriadis</text:p>
          </table:table-cell>
          <table:table-cell office:value-type="string" calcext:value-type="string">
            <text:p>School of Telecommunication Engineering, University of Valladolid,</text:p>
            <text:p> Camino del Cementerio s/n, 47011, Valladolid, Spain</text:p>
            <text:p/>
            <text:p/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14th International Workshop, CRIWG 2008, Omaha, NE, USA, September 14-18, 2008, Revised Selected Papers</text:p>
          </table:table-cell>
          <table:table-cell office:value-type="float" office:value="2008" calcext:value-type="float">
            <text:p>2008</text:p>
          </table:table-cell>
          <table:table-cell table:style-name="ce27" office:value-type="string" calcext:value-type="string">
            <text:p>Springer Berlin Heidelberg</text:p>
          </table:table-cell>
          <table:table-cell table:style-name="ce7" office:value-type="string" calcext:value-type="string">
            <text:p>Lecture Notes in Computer Science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table:style-name="ce16" office:value-type="string" calcext:value-type="string">
            <text:p>BP Workflow for Execu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bpel, ims-LD, 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link.springer.com/chapter/10.1007/978-3-540-92831-7_22</text:p>
          </table:table-cell>
          <table:table-cell office:value-type="string" calcext:value-type="string">
            <text:p>FOrward SB- It 2</text:p>
          </table:table-cell>
          <table:table-cell table:style-name="ce7" office:value-type="string" calcext:value-type="string">
            <text:p>ID2101</text:p>
          </table:table-cell>
          <table:table-cell table:number-columns-repeated="991"/>
        </table:table-row>
        <table:table-row table:style-name="ro1" table:visibility="filter">
          <table:table-cell/>
          <table:table-cell table:style-name="Default" office:value-type="string" calcext:value-type="string">
            <text:p>ID2403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Making flexible learning more flexib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janovic, O., &amp; Orlowska, M. E. </text:p>
          </table:table-cell>
          <table:table-cell office:value-type="string" calcext:value-type="string">
            <text:p>Dept. of Comput. Sci. &amp; Electr. Eng., Queensland Univ., Brisbane, Qld., Austral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ternational Workshop on Advanced Learning Technologies, 2000. IWALT 2000. Proceedings.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/>
          <table:table-cell office:value-type="string" calcext:value-type="string">
            <text:p>Not Well-Defined</text:p>
          </table:table-cell>
          <table:table-cell table:number-columns-repeated="12"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table:style-name="Default" office:value-type="string" calcext:value-type="string">
            <text:p>http://ieeexplore.ieee.org/xpls/abs_all.jsp?arnumber=890566</text:p>
          </table:table-cell>
          <table:table-cell office:value-type="string" calcext:value-type="string">
            <text:p>Backward SB- It 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Managing Collaborative Learning Processes in e-Learning Applications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Helic, D.</text:p>
          </table:table-cell>
          <table:table-cell table:style-name="ce32" office:value-type="string" calcext:value-type="string">
            <text:p>Univ. of Technol. Graz, Graz </text:p>
          </table:table-cell>
          <table:table-cell table:style-name="ce32" office:value-type="string" calcext:value-type="string">
            <text:p>Austria</text:p>
          </table:table-cell>
          <table:table-cell office:value-type="string" calcext:value-type="string">
            <text:p>Information Technology Interfaces, 2007. ITI 2007. 29th International Conference 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/>
          <table:table-cell office:value-type="string" calcext:value-type="string">
            <text:p>BPEL</text:p>
          </table:table-cell>
          <table:table-cell office:value-type="string" calcext:value-type="string"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bbas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ctiveBPEL, SOAP, Web Services Definition Language, XML, WBT-Master</text:p>
          </table:table-cell>
          <table:table-cell table:style-name="ce6"/>
          <table:table-cell table:style-name="ce43" office:value-type="string" calcext:value-type="string">
            <text:p>T</text:p>
          </table:table-cell>
          <table:table-cell table:number-columns-repeated="3" table:style-name="ce43" office:value-type="string" calcext:value-type="string">
            <text:p>F</text:p>
          </table:table-cell>
          <table:table-cell office:value-type="string" calcext:value-type="string">
            <text:p>http://ieeexplore.ieee.org/xpls/abs_all.jsp?arnumber=4283794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Modeling and Mining of Learnflows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Robin Bergenthum (19), Jörg Desel (19), Andreas Harrer <text:s/>(20), Sebastian Mauser (19)</text:p>
          </table:table-cell>
          <table:table-cell office:value-type="string" calcext:value-type="string">
            <text:p>19. Lehrgebiet Softwaretechnik und Theorie der Programmierung, FernUniversität in Hagen, Germany</text:p>
            <text:p>20. Fachgebiet Informatik, Katholische Universität Eichstätt-Ingolstadt,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ansactions on Petri Nets and Other Models of Concurrency V</text:p>
            <text:p>Lecture Notes in Computer Science Volume 6900, 2012, pp 22-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ringer Berlin Heidelberg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Theoretical Descrip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workflownets</text:p>
          </table:table-cell>
          <table:table-cell office:value-type="string" calcext:value-type="string">
            <text:p>Defining of Learning Scenarios</text:p>
            <text:p>Deriving of Learning Scenarios</text:p>
          </table:table-cell>
          <table:table-cell office:value-type="string" calcext:value-type="string">
            <text:p>learnflow petrinets, actor learnflow ne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 tracking of learn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heoretical Model</text:p>
          </table:table-cell>
          <table:table-cell office:value-type="string" calcext:value-type="string">
            <text:p>workflow petrinets, learnflow petrinets</text:p>
          </table:table-cell>
          <table:table-cell table:style-name="ce6"/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F</text:p>
          </table:table-cell>
          <table:table-cell office:value-type="string" calcext:value-type="string">
            <text:p>http://link.springer.com/chapter/10.1007/978-3-642-29072-5_2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ID14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ulti-tenant enabled eLearning platform: Blended with workflow technolog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hilwar, A., &amp; Jain, S</text:p>
          </table:table-cell>
          <table:table-cell office:value-type="string" calcext:value-type="string">
            <text:p>Centre for Dev. of Adv. Comput. (C-DAC), Hyderabad, Ind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EEE Conference on e-Learning, e-Management and e-Services (IC3e),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dependent too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nbuild in BP diagr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pache ODE, WSo2 BP server, Saas </text:p>
          </table:table-cell>
          <table:table-cell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table:style-name="Default" office:value-type="string" calcext:value-type="string">
            <text:p>http://ieeexplore.ieee.org/xpls/abs_all.jsp?arnumber=7081247&amp;tag=1</text:p>
          </table:table-cell>
          <table:table-cell office:value-type="string" calcext:value-type="string">
            <text:p>Forward SB- It 4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string" calcext:value-type="string">
            <text:p>ID1309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On Using Workflow Technology to Model eLearning Proces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ngpech, A., Sadiq, S. W., &amp; Orlowska, M. E. </text:p>
          </table:table-cell>
          <table:table-cell office:value-type="string" calcext:value-type="string">
            <text:p>Sch. of Inf. Technol. &amp; Electr. Eng., Univ. of Queensland, Brisbane, QLD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<text:s/>Eighth IEEE International Conference on Advanced Learning Technologies, 2008. ICALT '08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Opinion Paper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Not Defined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ieeexplore.ieee.org/xpls/abs_all.jsp?arnumber=4561804&amp;tag=1</text:p>
          </table:table-cell>
          <table:table-cell office:value-type="string" calcext:value-type="string">
            <text:p>Forward SB- It 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Personal Learning Assistant Agents in the Business Process Domain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Blake, M.B. </text:p>
          </table:table-cell>
          <table:table-cell office:value-type="string" calcext:value-type="string">
            <text:p>Georgetown Univ., Washington, DC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anced Learning Technologies, 2006. Sixth International Conference 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Opinion Paper</text:p>
          </table:table-cell>
          <table:table-cell/>
          <table:table-cell office:value-type="string" calcext:value-type="string">
            <text:p>Not Defined</text:p>
          </table:table-cell>
          <table:table-cell office:value-type="string" calcext:value-type="string">
            <text:p>Learning Objects in Business Process</text:p>
          </table:table-cell>
          <table:table-cell office:value-type="string" calcext:value-type="string">
            <text:p>learning agents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heoretical model for business environment</text:p>
          </table:table-cell>
          <table:table-cell office:value-type="string" calcext:value-type="string">
            <text:p>-</text:p>
          </table:table-cell>
          <table:table-cell table:style-name="ce6"/>
          <table:table-cell table:style-name="ce50" office:value-type="string" calcext:value-type="string">
            <text:p>T</text:p>
          </table:table-cell>
          <table:table-cell table:number-columns-repeated="3" table:style-name="ce50" office:value-type="string" calcext:value-type="string">
            <text:p>F</text:p>
          </table:table-cell>
          <table:table-cell office:value-type="string" calcext:value-type="string">
            <text:p>http://ieeexplore.ieee.org/xpls/abs_all.jsp?arnumber=1652651&amp;tag=1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string" calcext:value-type="string">
            <text:p>ID2304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Platform Support for Pedagogical Scenarios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Yvan Peter and Thomas Vantroys</text:p>
          </table:table-cell>
          <table:table-cell/>
          <table:table-cell office:value-type="string" calcext:value-type="string">
            <text:p>France</text:p>
          </table:table-cell>
          <table:table-cell table:style-name="ce35" office:value-type="string" calcext:value-type="string">
            <text:p>Journal of Educational Technology &amp; Society Vol. 8, No. 3, Authoring of Adaptive Hypermedia (July 2005), pp. 122-137 </text:p>
          </table:table-cell>
          <table:table-cell office:value-type="float" office:value="2005" calcext:value-type="float">
            <text:p>2005</text:p>
          </table:table-cell>
          <table:table-cell table:style-name="ce7" office:value-type="string" calcext:value-type="string">
            <text:p>International Forum of Educational Technology &amp; Society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XPDL</text:p>
          </table:table-cell>
          <table:table-cell office:value-type="string" calcext:value-type="string">
            <text:p>EML to BP Translation</text:p>
            <text:p>BP Workflow concepts for execu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W, XPDL, SOAP, 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www.jstor.org/stable/jeductechsoci.8.3.122?seq=1#page_scan_tab_contents</text:p>
          </table:table-cell>
          <table:table-cell office:value-type="string" calcext:value-type="string">
            <text:p>Backward SB-It 3</text:p>
          </table:table-cell>
          <table:table-cell table:number-columns-repeated="992"/>
        </table:table-row>
        <table:table-row table:style-name="ro6" table:visibility="filter">
          <table:table-cell/>
          <table:table-cell table:style-name="ce9" office:value-type="string" calcext:value-type="string">
            <text:p>Project Report</text:p>
          </table:table-cell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PROLEARN framework for process-oriented learning and knowledge work</text:p>
          </table:table-cell>
          <table:table-cell table:style-name="ce12" office:value-type="string" calcext:value-type="string">
            <text:p>Y</text:p>
          </table:table-cell>
          <table:table-cell table:style-name="ce28" office:value-type="string" calcext:value-type="string">
            <text:p><text:a xlink:href="https://hal.archives-ouvertes.fr/search/index/q/*/authFullName_s/Volker+Zimmermann" xlink:type="simple">Volker Zimmermann</text:a> 1 <text:a xlink:href="https://hal.archives-ouvertes.fr/search/index/q/*/authFullName_s/Helge+Fredrich" xlink:type="simple">Helge Fredrich</text:a> 1 <text:a xlink:href="https://hal.archives-ouvertes.fr/search/index/q/*/authFullName_s/Guido+Grohmann" xlink:type="simple">Guido Grohmann</text:a> 1 <text:a xlink:href="https://hal.archives-ouvertes.fr/search/index/q/*/authFullName_s/Dominik+Hauer" xlink:type="simple">Dominik Hauer</text:a> 1 <text:a xlink:href="https://hal.archives-ouvertes.fr/search/index/q/*/authFullName_s/Peter+Sprenger" xlink:type="simple">Peter Sprenger</text:a> 1 <text:a xlink:href="https://hal.archives-ouvertes.fr/search/index/q/*/authFullName_s/Kartina+Leyking" xlink:type="simple">Kartina Leyking</text:a> 2 <text:a xlink:href="https://hal.archives-ouvertes.fr/search/index/q/*/authFullName_s/Gunnar+Martin" xlink:type="simple">Gunnar Martin</text:a> 2 <text:a xlink:href="https://hal.archives-ouvertes.fr/search/index/q/*/authFullName_s/Peter+Loos" xlink:type="simple">Peter Loos</text:a> 2 <text:a xlink:href="https://hal.archives-ouvertes.fr/search/index/q/*/authFullName_s/Ambjörn+Naeve" xlink:type="simple">Ambjörn Naeve</text:a> 3 <text:a xlink:href="https://hal.archives-ouvertes.fr/search/index/q/*/authFullName_s/Alexander+Karapidis" xlink:type="simple">Alexander Karapidis</text:a> 4 <text:a xlink:href="https://hal.archives-ouvertes.fr/search/index/q/*/authFullName_s/Jochen+Pack" xlink:type="simple">Jochen Pack</text:a> 4 <text:a xlink:href="https://hal.archives-ouvertes.fr/search/index/q/*/authFullName_s/Stefanie+Lindstaedt" xlink:type="simple">Stefanie Lindstaedt</text:a> 5 <text:a xlink:href="https://hal.archives-ouvertes.fr/search/index/q/*/authFullName_s/Mohamed+Amine+Chatti" xlink:type="simple">Mohamed Amine Chatti</text:a> 6 <text:a xlink:href="https://hal.archives-ouvertes.fr/search/index/q/*/authFullName_s/Ralf+Klamma" xlink:type="simple">Ralf Klamma</text:a> 6 <text:a xlink:href="https://hal.archives-ouvertes.fr/search/index/q/*/authFullName_s/Matthias+Jarke" xlink:type="simple">Matthias Jarke</text:a> 6 <text:a xlink:href="https://hal.archives-ouvertes.fr/search/index/q/*/authFullName_s/Paul+Lefrere" xlink:type="simple">Paul Lefrere</text:a> </text:p>
          </table:table-cell>
          <table:table-cell table:style-name="ce12" office:value-type="string" calcext:value-type="string">
            <text:p> 1 imc AG</text:p>
            <text:p>2 DFKI GmbH</text:p>
            <text:p>3 KTH - Royal Institute of Technology</text:p>
            <text:p>4 IAO - Fraunhofer Institute for Industrial Engineering</text:p>
            <text:p>5 Know-Center</text:p>
            <text:p>6 Institute of Technology of the North Rhine-Westphalia</text:p>
            <text:p>7 Institute of Educational Technology </text:p>
          </table:table-cell>
          <table:table-cell table:style-name="ce12" office:value-type="string" calcext:value-type="string">
            <text:p>Germany</text:p>
            <text:p>Sweden</text:p>
            <text:p>Belgium</text:p>
            <text:p>United Kingdom</text:p>
            <text:p>Austria</text:p>
          </table:table-cell>
          <table:table-cell table:style-name="ce36" office:value-type="string" calcext:value-type="string">
            <text:p>Research report of the ProLearn Network of Excellence (IST 507310), Deliverable 7.7. 2007</text:p>
          </table:table-cell>
          <table:table-cell table:style-name="ce12" office:value-type="float" office:value="2007" calcext:value-type="float">
            <text:p>2007</text:p>
          </table:table-cell>
          <table:table-cell table:style-name="ce9"/>
          <table:table-cell table:style-name="ce12" office:value-type="string" calcext:value-type="string">
            <text:p>Project Report</text:p>
          </table:table-cell>
          <table:table-cell table:style-name="ce12" office:value-type="string" calcext:value-type="string">
            <text:p>Project Deliverable</text:p>
          </table:table-cell>
          <table:table-cell table:style-name="ce12"/>
          <table:table-cell table:style-name="ce12" office:value-type="string" calcext:value-type="string">
            <text:p>BPEL</text:p>
          </table:table-cell>
          <table:table-cell table:style-name="ce12" table:number-columns-repeated="11"/>
          <table:table-cell table:style-name="ce51" table:number-columns-repeated="4"/>
          <table:table-cell table:style-name="ce12" table:number-columns-repeated="989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ID1310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Process Control Model in Web-Based e-Learning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ong, W., Ge, L., &amp; Luo, J.</text:p>
          </table:table-cell>
          <table:table-cell office:value-type="string" calcext:value-type="string">
            <text:p>1&amp;2. Department of Computer Science, City University of Hong Kong, 3. Department of Computer Science, University of Durham</text:p>
          </table:table-cell>
          <table:table-cell office:value-type="string" calcext:value-type="string">
            <text:p>Hong Kong</text:p>
            <text:p>United Kingdom</text:p>
            <text:p/>
          </table:table-cell>
          <table:table-cell table:style-name="ce27" office:value-type="string" calcext:value-type="string">
            <text:p>5th International Conference, Penang, Malaysia, July 19-21, 2006. Revised Papers, International Conference on Web-Based Learni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pringer Berlin Heidelberg</text:p>
          </table:table-cell>
          <table:table-cell office:value-type="string" calcext:value-type="string">
            <text:p>Lecture Notes in Computer Science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CELTS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S QT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CELTS, BizTalk, Webservices, Java Applet, PathGenerator Tool, fuzzy rule processor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link.springer.com/chapter/10.1007/11925293_25#page-1</text:p>
          </table:table-cell>
          <table:table-cell office:value-type="string" calcext:value-type="string">
            <text:p>Forward SB- It 3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8" office:value-type="string" calcext:value-type="string">
            <text:p>ID2204</text:p>
          </table:table-cell>
          <table:table-cell table:style-name="ce8" office:value-type="string" calcext:value-type="string">
            <text:p>T</text:p>
          </table:table-cell>
          <table:table-cell table:style-name="ce20" office:value-type="string" calcext:value-type="string">
            <text:p>Roughing up Processes the Wiki Way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Fuchs-Kittowski, F., Köhler, A., &amp; Fuhr, D. </text:p>
          </table:table-cell>
          <table:table-cell table:style-name="ce20" office:value-type="string" calcext:value-type="string">
            <text:p>Hochschule für Technik und Wirtschaft Berlin</text:p>
          </table:table-cell>
          <table:table-cell table:style-name="ce20" office:value-type="string" calcext:value-type="string">
            <text:p>Germany</text:p>
          </table:table-cell>
          <table:table-cell table:style-name="ce20" office:value-type="string" calcext:value-type="string">
            <text:p>In Proceedings of I-Know (Vol. 4, pp. 484-493), International Conference on Knowledge Technologies and Data Driven Business I-know</text:p>
          </table:table-cell>
          <table:table-cell table:style-name="ce20" office:value-type="float" office:value="2004" calcext:value-type="float">
            <text:p>2004</text:p>
          </table:table-cell>
          <table:table-cell table:style-name="ce20"/>
          <table:table-cell table:style-name="ce20" office:value-type="string" calcext:value-type="string">
            <text:p>inproceedings</text:p>
          </table:table-cell>
          <table:table-cell table:style-name="ce20" office:value-type="string" calcext:value-type="string">
            <text:p>Implemented Software Tool</text:p>
          </table:table-cell>
          <table:table-cell table:style-name="ce20"/>
          <table:table-cell table:style-name="ce20" office:value-type="string" calcext:value-type="string">
            <text:p>Not Defined</text:p>
          </table:table-cell>
          <table:table-cell table:style-name="ce20" office:value-type="string" calcext:value-type="string">
            <text:p>Learning Objects in Business Process</text:p>
          </table:table-cell>
          <table:table-cell table:style-name="ce20"/>
          <table:table-cell table:style-name="ce20" office:value-type="string" calcext:value-type="string">
            <text:p>webbased</text:p>
          </table:table-cell>
          <table:table-cell table:style-name="ce20" table:number-columns-repeated="8"/>
          <table:table-cell table:number-columns-repeated="4" table:style-name="ce10" office:value-type="string" calcext:value-type="string">
            <text:p>F</text:p>
          </table:table-cell>
          <table:table-cell table:style-name="ce20" office:value-type="string" calcext:value-type="string">
            <text:p>http://www.researchgate.net/profile/Frank_Fuchs-Kittowski/publication/228808531_Roughing_up_processes_the_wiki_wayknowledge_communities_in_the_context_of_work_and_learning_processes/links/00b4953b944df3caf9000000.pdf</text:p>
          </table:table-cell>
          <table:table-cell table:style-name="ce20" office:value-type="string" calcext:value-type="string">
            <text:p>Backward SB-It 2</text:p>
          </table:table-cell>
          <table:table-cell table:style-name="ce20" table:number-columns-repeated="987"/>
          <table:table-cell table:style-name="ce2" table:number-columns-repeated="5"/>
        </table:table-row>
        <table:table-row table:style-name="ro1">
          <table:table-cell/>
          <table:table-cell table:style-name="ce7" office:value-type="string" calcext:value-type="string">
            <text:p>ID1107</text:p>
          </table:table-cell>
          <table:table-cell table:style-name="ce7" office:value-type="string" calcext:value-type="string">
            <text:p>T</text:p>
          </table:table-cell>
          <table:table-cell table:style-name="ce18" office:value-type="string" calcext:value-type="string">
            <text:p>Simplified workflow representation of IMS learning design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Juan C. Vidal, Manuel Lama, Alberto Bugarín</text:p>
          </table:table-cell>
          <table:table-cell office:value-type="string" calcext:value-type="string">
            <text:p>Department of Electronics and Computer Science, University of Santiago de Composte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mputational Science and Its Applications-ICCSA 20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pringer Berlin Heidelberg</text:p>
          </table:table-cell>
          <table:table-cell office:value-type="string" calcext:value-type="string">
            <text:p>Lecture Notes in Computer Science</text:p>
          </table:table-cell>
          <table:table-cell office:value-type="string" calcext:value-type="string">
            <text:p>Implemented Software Tool</text:p>
          </table:table-cell>
          <table:table-cell/>
          <table:table-cell office:value-type="string" calcext:value-type="string">
            <text:p>YAWL</text:p>
          </table:table-cell>
          <table:table-cell office:value-type="string" calcext:value-type="string">
            <text:p>BP Graphical Modeling, BP to EML Translation</text:p>
          </table:table-cell>
          <table:table-cell/>
          <table:table-cell office:value-type="string" calcext:value-type="string">
            <text:p>BPMS Integrated</text:p>
          </table:table-cell>
          <table:table-cell table:number-columns-repeated="8"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link.springer.com/chapter/10.1007/978-3-642-21898-9_44</text:p>
          </table:table-cell>
          <table:table-cell office:value-type="string" calcext:value-type="string">
            <text:p>Forward SB- It 1</text:p>
          </table:table-cell>
          <table:table-cell table:number-columns-repeated="992"/>
        </table:table-row>
        <table:table-row table:style-name="ro5">
          <table:table-cell table:style-name="ce3" office:value-type="string" calcext:value-type="string">
            <text:p>Primary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21" office:value-type="string" calcext:value-type="string">
            <text:p>Simulation as Efficient Support to Learning Business Dynamics</text:p>
          </table:table-cell>
          <table:table-cell table:style-name="ce10" office:value-type="string" calcext:value-type="string">
            <text:p>Y</text:p>
          </table:table-cell>
          <table:table-cell table:style-name="ce29" office:value-type="string" calcext:value-type="string">
            <text:p>Karapidis, A., Pannese, L., Pappa, D., Santalmasi, M., &amp; Volz, W.</text:p>
          </table:table-cell>
          <table:table-cell table:style-name="ce29" office:value-type="string" calcext:value-type="string">
            <text:p>        18. Fraunhofer Institute for Industrial Engineering (IAO), Nobelstrasse 12, 70569, Stuttgart, Germany</text:p>
            <text:p>        19. imaginary s.rl. c/o Acceleratore d’Impresa del Politecnico di Milano, via Garofalo, 39, 20133, Milano, Italy</text:p>
            <text:p>        20. Division of Applied Technologies, National Centre for Scientific Research, (NCSR) “Demokritos”, 15310, Agia Paraskevi, Greece</text:p>
            <text:p>        21. Klett Lernen und Wissen GmbH, Educational Concepts, Rotebühlstr. 77, 70178, Stuttgart, Germany</text:p>
          </table:table-cell>
          <table:table-cell table:style-name="ce29" office:value-type="string" calcext:value-type="string">
            <text:p>Germany</text:p>
            <text:p>Italy</text:p>
            <text:p>Greece</text:p>
          </table:table-cell>
          <table:table-cell table:style-name="ce29" office:value-type="string" calcext:value-type="string">
            <text:p>First European Conference on Technology Enhanced Learning, EC-TEL 2006 Crete, Greece, October 1-4, 2006 Proceedings</text:p>
          </table:table-cell>
          <table:table-cell table:style-name="ce29" office:value-type="float" office:value="2006" calcext:value-type="float">
            <text:p>2006</text:p>
          </table:table-cell>
          <table:table-cell table:style-name="ce29" office:value-type="string" calcext:value-type="string">
            <text:p>Springer Berlin Heidelberg</text:p>
          </table:table-cell>
          <table:table-cell table:style-name="ce29" office:value-type="string" calcext:value-type="string">
            <text:p>Book Chapter</text:p>
          </table:table-cell>
          <table:table-cell table:style-name="ce29" office:value-type="string" calcext:value-type="string">
            <text:p>Opinion Paper</text:p>
          </table:table-cell>
          <table:table-cell table:style-name="ce29"/>
          <table:table-cell table:style-name="ce29" office:value-type="string" calcext:value-type="string">
            <text:p>Not Defined</text:p>
          </table:table-cell>
          <table:table-cell table:style-name="ce29" office:value-type="string" calcext:value-type="string">
            <text:p>Learning Objects in Business Process</text:p>
          </table:table-cell>
          <table:table-cell table:style-name="ce29" table:number-columns-repeated="10"/>
          <table:table-cell table:style-name="ce10" office:value-type="string" calcext:value-type="string">
            <text:p>T</text:p>
          </table:table-cell>
          <table:table-cell table:number-columns-repeated="3" table:style-name="ce10" office:value-type="string" calcext:value-type="string">
            <text:p>F</text:p>
          </table:table-cell>
          <table:table-cell table:style-name="ce29" table:number-columns-repeated="989"/>
          <table:table-cell table:style-name="ce3" table:number-columns-repeated="5"/>
        </table:table-row>
        <table:table-row table:style-name="ro1">
          <table:table-cell/>
          <table:table-cell table:style-name="ce7" office:value-type="string" calcext:value-type="string">
            <text:p>ID1207</text:p>
          </table:table-cell>
          <table:table-cell table:style-name="ce7" office:value-type="string" calcext:value-type="string">
            <text:p>T</text:p>
          </table:table-cell>
          <table:table-cell table:style-name="ce18" office:value-type="string" calcext:value-type="string">
            <text:p>Study of the dataflow problem in complex adaptive collaboration learning scripts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Bordiés, O., Dimitriadis, Y.</text:p>
          </table:table-cell>
          <table:table-cell office:value-type="string" calcext:value-type="string">
            <text:p>Electr. Eng. Fac., Oriente Univ., Santiago de Cuba, Cub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2<text:span text:style-name="T1">nd</text:span> International Conference on Intelligent Networking and Collaborative Systems (INCOS), 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Experience Report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, XPDL</text:p>
          </table:table-cell>
          <table:table-cell table:style-name="ce16" office:value-type="string" calcext:value-type="string">
            <text:p>BP Workflow for Execution</text:p>
          </table:table-cell>
          <table:table-cell office:value-type="string" calcext:value-type="string">
            <text:p>IMS-LD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IMSLD, XPDL or BPEL, CSCL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ieeexplore.ieee.org/xpls/abs_all.jsp?arnumber=5702134</text:p>
          </table:table-cell>
          <table:table-cell office:value-type="string" calcext:value-type="string">
            <text:p>Forward SB- It 2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ID12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pporting adaptive e-Learning: an approach based on open-source learning management system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risto Indzhov, Polina Zhelyazkova, George Totkov</text:p>
          </table:table-cell>
          <table:table-cell office:value-type="string" calcext:value-type="string">
            <text:p>University of Plovdiv "Paisii Hilendarski"</text:p>
          </table:table-cell>
          <table:table-cell table:style-name="Default" office:value-type="string" calcext:value-type="string">
            <text:p>Bulgaria </text:p>
          </table:table-cell>
          <table:table-cell office:value-type="string" calcext:value-type="string">
            <text:p>CompSysTech '13 Proceedings of the 14th International Conference on Computer Systems and Technologies</text:p>
            <text:p>Pages 321-328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M New York, NY, USA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odle integrated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pache Activiti, Moodle and related technologies, </text:p>
          </table:table-cell>
          <table:table-cell/>
          <table:table-cell table:number-columns-repeated="2"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F</text:p>
          </table:table-cell>
          <table:table-cell office:value-type="string" calcext:value-type="string">
            <text:p>http://dl.acm.org/citation.cfm?id=2516815</text:p>
          </table:table-cell>
          <table:table-cell office:value-type="string" calcext:value-type="string">
            <text:p>Forward SB- It 2</text:p>
          </table:table-cell>
          <table:table-cell table:number-columns-repeated="992"/>
        </table:table-row>
        <table:table-row table:style-name="ro2">
          <table:table-cell/>
          <table:table-cell table:style-name="ce7" office:value-type="string" calcext:value-type="string">
            <text:p>ID2205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Supporting PoEML Educational Processes in Moodle: a Middleware Approac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érez-Rodríguez, R., Caeiro-Rodríguez, M., &amp; Anido-Rifón, L.</text:p>
          </table:table-cell>
          <table:table-cell table:style-name="ce7"/>
          <table:table-cell table:style-name="ce7" office:value-type="string" calcext:value-type="string">
            <text:p>Spain</text:p>
          </table:table-cell>
          <table:table-cell office:value-type="string" calcext:value-type="string">
            <text:p>In Proceedings of the V Simposio Pluridisciplinar sobre Diseño y Evauación de Contenidos Reutilizables (SPEDECE’0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JPDL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PoEML</text:p>
          </table:table-cell>
          <table:table-cell office:value-type="string" calcext:value-type="string">
            <text:p>Moodle integrate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oodle and its related technologies, jBPM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citeseerx.ist.psu.edu/viewdoc/summary?doi=10.1.1.495.3288</text:p>
          </table:table-cell>
          <table:table-cell office:value-type="string" calcext:value-type="string">
            <text:p>Backward SB-It 2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ID1209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Supporting the Authoring and Operationalization of Educational Modelling Languages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inez-Ortiz, I., Moreno-Ger, P., Sierra, J. L., &amp; Fernández-Manjón, B.</text:p>
          </table:table-cell>
          <table:table-cell office:value-type="string" calcext:value-type="string">
            <text:p>Dept. of Software Engineering and Artificial Intelligence, Complutense University of Madrid, Spain 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ournal of Universal Computer Science 13, no. 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BP Workflow for Execu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EL, IMS-LD, XSLT, UML, Reload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www.jucs.org/jucs_13_7/supporting_the_authoring_and/jucs_13_7_0938_0947_martinez.pdf</text:p>
          </table:table-cell>
          <table:table-cell office:value-type="string" calcext:value-type="string">
            <text:p>Forward SB- It 2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ID2102</text:p>
          </table:table-cell>
          <table:table-cell office:value-type="string" calcext:value-type="string">
            <text:p>T</text:p>
          </table:table-cell>
          <table:table-cell table:style-name="ce18" office:value-type="string" calcext:value-type="string">
            <text:p>Technology-supported management of collaborative learning Processes</text:p>
          </table:table-cell>
          <table:table-cell table:style-name="ce7" office:value-type="string" calcext:value-type="string">
            <text:p>Y</text:p>
          </table:table-cell>
          <table:table-cell table:style-name="ce27" office:value-type="string" calcext:value-type="string">
            <text:p>Denis Helic 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In International Journal of Learning and Chang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Opinion Paper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MN, BPEL</text:p>
          </table:table-cell>
          <table:table-cell office:value-type="string" calcext:value-type="string">
            <text:p><text:span text:style-name="T2">BP Graphical Modeling,</text:span>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- Theory for the requirement of monito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-</text:p>
          </table:table-cell>
          <table:table-cell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citeseerx.ist.psu.edu/viewdoc/summary?doi=10.1.1.85.9505</text:p>
          </table:table-cell>
          <table:table-cell office:value-type="string" calcext:value-type="string">
            <text:p>Backward SB-It 1</text:p>
          </table:table-cell>
          <table:table-cell office:value-type="string" calcext:value-type="string">
            <text:p>ID008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22" office:value-type="string" calcext:value-type="string">
            <text:p>Time2Competence: The PROLIX Project</text:p>
          </table:table-cell>
          <table:table-cell table:style-name="ce24" office:value-type="string" calcext:value-type="string">
            <text:p>Y</text:p>
          </table:table-cell>
          <table:table-cell table:style-name="ce6" office:value-type="string" calcext:value-type="string">
            <text:p>Fabrizio Giorgini <text:s/>(18), Volker Zimmermann <text:s/>(19), Nils Faltin (19), Luk Vervenne (20)</text:p>
          </table:table-cell>
          <table:table-cell table:style-name="ce6" office:value-type="string" calcext:value-type="string">
            <text:p>18. Giunti Interactive Labs S.r.l., Via Portobello Abbazia dell’Annunziata, 16039, Sestri Levante, Italy</text:p>
            <text:p>19. im-c, Altenkesseler Str. 17 D3, 66115, Saarbruecken, Germany</text:p>
            <text:p>20. Synergetics, Terlinckstaart 75, 2600, Antwerp, Belgium</text:p>
          </table:table-cell>
          <table:table-cell table:style-name="ce6" office:value-type="string" calcext:value-type="string">
            <text:p>Italy</text:p>
            <text:p>Germany</text:p>
            <text:p>Belgium</text:p>
          </table:table-cell>
          <table:table-cell table:style-name="ce6" office:value-type="string" calcext:value-type="string">
            <text:p>Innovative Approaches for Learning and Knowledge Sharing</text:p>
            <text:p>Lecture Notes in Computer Science Volume 4227, 2006, pp 597-602, First European Conference on Technology Enhanced Learning, EC-TEL 2006 Crete, Greece, October 1-4, 2006 Proceedings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string" calcext:value-type="string">
            <text:p>Springer Berlin Heidelberg</text:p>
          </table:table-cell>
          <table:table-cell table:style-name="ce6" office:value-type="string" calcext:value-type="string">
            <text:p>Book Chapter</text:p>
          </table:table-cell>
          <table:table-cell table:style-name="ce6" office:value-type="string" calcext:value-type="string">
            <text:p>General Framework without Implementation</text:p>
          </table:table-cell>
          <table:table-cell table:style-name="ce6"/>
          <table:table-cell table:style-name="ce6" office:value-type="string" calcext:value-type="string">
            <text:p>Not Defined</text:p>
          </table:table-cell>
          <table:table-cell table:style-name="ce6" office:value-type="string" calcext:value-type="string">
            <text:p>a. BP Graphical Modeling</text:p>
            <text:p>b. BP Workflow for Execution</text:p>
            <text:p/>
          </table:table-cell>
          <table:table-cell table:style-name="ce6" office:value-type="string" calcext:value-type="string">
            <text:p>none</text:p>
          </table:table-cell>
          <table:table-cell table:style-name="ce6" table:number-columns-repeated="9"/>
          <table:table-cell table:number-columns-repeated="2" table:style-name="ce50" office:value-type="string" calcext:value-type="string">
            <text:p>T</text:p>
          </table:table-cell>
          <table:table-cell table:number-columns-repeated="2" table:style-name="ce50" office:value-type="string" calcext:value-type="string">
            <text:p>F</text:p>
          </table:table-cell>
          <table:table-cell table:style-name="ce6" office:value-type="string" calcext:value-type="string">
            <text:p>http://link.springer.com/chapter/10.1007/11876663_59</text:p>
          </table:table-cell>
          <table:table-cell table:style-name="ce6" office:value-type="string" calcext:value-type="string">
            <text:p>automatic search</text:p>
          </table:table-cell>
          <table:table-cell table:style-name="ce6" table:number-columns-repeated="987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ID1501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Toward an Open and Interoperable e-Learning Portal: OEPort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evin Chihcheng Hsu and Fang-Chuan Ou Yang </text:p>
          </table:table-cell>
          <table:table-cell/>
          <table:table-cell office:value-type="string" calcext:value-type="string">
            <text:p>Taiwan</text:p>
          </table:table-cell>
          <table:table-cell office:value-type="string" calcext:value-type="string">
            <text:p><text:s/>Journal of Educational Technology &amp; Society Vol. 11, No. 2, Context-Aware and Ubiquitous Learning (April 2008), pp. 131-148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BPEL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SCORM</text:p>
          </table:table-cell>
          <table:table-cell office:value-type="string" calcext:value-type="string">
            <text:p>independent too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nbuild in BP diagr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PEL, WSRP, SCROM, Liferay Portal v4.1.1, activeBPEL engine v2.0 and other Java </text:p>
            <text:p>Technology</text:p>
          </table:table-cell>
          <table:table-cell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office:value-type="string" calcext:value-type="string">
            <text:p>http://www.jstor.org/stable/jeductechsoci.11.2.131?seq=1#page_scan_tab_contents</text:p>
          </table:table-cell>
          <table:table-cell office:value-type="string" calcext:value-type="string">
            <text:p>Forward SB- It 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Towards a Common Graphical Language for Learning Flows: Transforming BPEL to IMS Learning Design Level A Representations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Karampiperis, P., Sampson, D.</text:p>
          </table:table-cell>
          <table:table-cell table:style-name="ce32" office:value-type="string" calcext:value-type="string">
            <text:p>Univ. of Piraeus, Piraeus</text:p>
          </table:table-cell>
          <table:table-cell table:style-name="ce32" office:value-type="string" calcext:value-type="string">
            <text:p>Greece</text:p>
          </table:table-cell>
          <table:table-cell office:value-type="string" calcext:value-type="string">
            <text:p>Advanced Learning Technologies, 2007. ICALT 2007. Seventh IEEE International Conference 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General Framework without Implementation</text:p>
          </table:table-cell>
          <table:table-cell/>
          <table:table-cell office:value-type="string" calcext:value-type="string">
            <text:p>BPMN, BPEL</text:p>
          </table:table-cell>
          <table:table-cell office:value-type="string" calcext:value-type="string">
            <text:p>BP Graphical Modeling, BP to EML Translation</text:p>
          </table:table-cell>
          <table:table-cell office:value-type="string" calcext:value-type="string">
            <text:p>IMS-LD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bpel, ims-LD- Level A</text:p>
          </table:table-cell>
          <table:table-cell table:style-name="ce6"/>
          <table:table-cell table:number-columns-repeated="2"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F</text:p>
          </table:table-cell>
          <table:table-cell table:style-name="ce6" office:value-type="string" calcext:value-type="string">
            <text:p>http://ieeexplore.ieee.org/xpls/abs_all.jsp?arnumber=4281161&amp;tag=1</text:p>
          </table:table-cell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Towards a novel graphical editor for modeling Learning scenarios</text:p>
          </table:table-cell>
          <table:table-cell table:style-name="ce16" office:value-type="string" calcext:value-type="string">
            <text:p>Y</text:p>
          </table:table-cell>
          <table:table-cell office:value-type="string" calcext:value-type="string">
            <text:p>Harrathi, M, Khemaja, M.</text:p>
          </table:table-cell>
          <table:table-cell table:style-name="ce32" office:value-type="string" calcext:value-type="string">
            <text:p>PRINCE Res. Unit, Univ. of Sousse, Sousse, Tunisia</text:p>
          </table:table-cell>
          <table:table-cell table:style-name="ce32" office:value-type="string" calcext:value-type="string">
            <text:p>Tunisia</text:p>
          </table:table-cell>
          <table:table-cell office:value-type="string" calcext:value-type="string">
            <text:p>Computer and Information Technology (WCCIT), 2013 World Congress 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Not Well-Defined</text:p>
          </table:table-cell>
          <table:table-cell office:value-type="string" calcext:value-type="string">
            <text:p>BPMO, BPEL</text:p>
          </table:table-cell>
          <table:table-cell table:style-name="ce16" office:value-type="string" calcext:value-type="string">
            <text:p><text:span text:style-name="T3">EML to BP Translation</text:span></text:p>
            <text:p><text:span text:style-name="T3">BP Workflow concepts for execution</text:span></text:p>
          </table:table-cell>
          <table:table-cell office:value-type="string" calcext:value-type="string">
            <text:p>IMSLD levels A, B and C compliant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bpmo, IMS-LD, MDA, SOA</text:p>
          </table:table-cell>
          <table:table-cell/>
          <table:table-cell table:number-columns-repeated="2" table:style-name="ce43" office:value-type="string" calcext:value-type="string">
            <text:p>T</text:p>
          </table:table-cell>
          <table:table-cell table:number-columns-repeated="2" table:style-name="ce43" office:value-type="string" calcext:value-type="string">
            <text:p>F</text:p>
          </table:table-cell>
          <table:table-cell/>
          <table:table-cell office:value-type="string" calcext:value-type="string">
            <text:p>automatic search</text:p>
          </table:table-cell>
          <table:table-cell table:number-columns-repeated="992"/>
        </table:table-row>
        <table:table-row table:style-name="ro2">
          <table:table-cell/>
          <table:table-cell table:style-name="Default" office:value-type="string" calcext:value-type="string">
            <text:p>ID2404</text:p>
          </table:table-cell>
          <table:table-cell table:style-name="Default" office:value-type="string" calcext:value-type="string">
            <text:p>T</text:p>
          </table:table-cell>
          <table:table-cell table:style-name="ce23" office:value-type="string" calcext:value-type="string">
            <text:p>Using workflow technology to manage flexible e-learning services</text:p>
          </table:table-cell>
          <table:table-cell table:style-name="ce23" office:value-type="string" calcext:value-type="string">
            <text:p>Y</text:p>
          </table:table-cell>
          <table:table-cell office:value-type="string" calcext:value-type="string">
            <text:p>Joe Lin, Charley Ho, Wasim Sadiq and Maria E. Orlowska 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<text:s/>Journal of Educational Technology &amp; Society Vol. 5, No. 4, Innovations in Learning Technology (October 2002), pp. 116-123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Implemented Software Tool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Non Standard BP modeling</text:p>
          </table:table-cell>
          <table:table-cell office:value-type="string" calcext:value-type="string">
            <text:p>BP Graphical Modeling,</text:p>
            <text:p>BP Workflow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dependent too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, workflow progress- basic highlight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S SQL, FlowMake, </text:p>
          </table:table-cell>
          <table:table-cell/>
          <table:table-cell table:style-name="ce42" office:value-type="string" calcext:value-type="string">
            <text:p>T</text:p>
          </table:table-cell>
          <table:table-cell table:number-columns-repeated="3" table:style-name="ce42" office:value-type="string" calcext:value-type="string">
            <text:p>F</text:p>
          </table:table-cell>
          <table:table-cell office:value-type="string" calcext:value-type="string">
            <text:p>www.jstor.org/stable/jeductechsoci.5.4.116?seq=1#page_scan_tab_contents</text:p>
          </table:table-cell>
          <table:table-cell office:value-type="string" calcext:value-type="string">
            <text:p>Backward SB- It 4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ID1312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WOntoVLab: A Virtual Laboratory Authorship Process Based on Workflow and Ontolog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ugler, D. C., Yaguinuma, C., &amp; Santos, M. T. </text:p>
          </table:table-cell>
          <table:table-cell office:value-type="string" calcext:value-type="string">
            <text:p>Fed. Univ. of Sao Carlos, São Carlos, Brazil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EEE 10th International Conference on Advanced Learning Technologies (ICALT), 2010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nproceedings</text:p>
          </table:table-cell>
          <table:table-cell office:value-type="string" calcext:value-type="string">
            <text:p>General Framework without Implementation</text:p>
          </table:table-cell>
          <table:table-cell office:value-type="string" calcext:value-type="string">
            <text:p>Well Defined</text:p>
          </table:table-cell>
          <table:table-cell office:value-type="string" calcext:value-type="string">
            <text:p>XPDL</text:p>
          </table:table-cell>
          <table:table-cell table:style-name="ce16" office:value-type="string" calcext:value-type="string">
            <text:p>BP Workflow concepts for execu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dependent tool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irtual laboratories</text:p>
          </table:table-cell>
          <table:table-cell table:number-columns-repeated="2"/>
          <table:table-cell table:style-name="ce44" office:value-type="string" calcext:value-type="string">
            <text:p>T</text:p>
          </table:table-cell>
          <table:table-cell table:number-columns-repeated="3" table:style-name="ce44" office:value-type="string" calcext:value-type="string">
            <text:p>F</text:p>
          </table:table-cell>
          <table:table-cell office:value-type="string" calcext:value-type="string">
            <text:p>http://ieeexplore.ieee.org/xpls/abs_all.jsp?arnumber=5572634&amp;tag=1</text:p>
          </table:table-cell>
          <table:table-cell office:value-type="string" calcext:value-type="string">
            <text:p>Forward SB- It 3</text:p>
          </table:table-cell>
          <table:table-cell table:number-columns-repeated="992"/>
        </table:table-row>
        <table:table-row table:style-name="ro7">
          <table:table-cell/>
          <table:table-cell table:style-name="Default" table:number-columns-repeated="1018"/>
          <table:table-cell table:number-columns-repeated="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jected" table:style-name="ta1">
        <office:forms form:automatic-focus="false" form:apply-design-mode="false"/>
        <table:table-column table:style-name="co28" table:default-cell-style-name="ce52"/>
        <table:table-column table:style-name="co29" table:default-cell-style-name="ce52"/>
        <table:table-row table:style-name="ro7">
          <table:table-cell table:style-name="Default" table:number-columns-repeated="2"/>
        </table:table-row>
        <table:table-row table:style-name="ro8">
          <table:table-cell office:value-type="string" calcext:value-type="string">
            <text:p>Application of Business Process Management: In Web-Based Education</text:p>
          </table:table-cell>
          <table:table-cell office:value-type="string" calcext:value-type="string">
            <text:p>Master Thesis</text:p>
          </table:table-cell>
        </table:table-row>
        <table:table-row table:style-name="ro8">
          <table:table-cell office:value-type="string" calcext:value-type="string">
            <text:p>E-learning in Process-oriented Knowledge Management</text:p>
          </table:table-cell>
          <table:table-cell office:value-type="string" calcext:value-type="string">
            <text:p>Thesis Proposal</text:p>
          </table:table-cell>
        </table:table-row>
        <table:table-row table:style-name="ro8">
          <table:table-cell office:value-type="string" calcext:value-type="string">
            <text:p>Enhancing participant business process perception through business gaming</text:p>
          </table:table-cell>
          <table:table-cell office:value-type="string" calcext:value-type="string">
            <text:p>not e-learning- simulation</text:p>
          </table:table-cell>
        </table:table-row>
        <table:table-row table:style-name="ro8">
          <table:table-cell office:value-type="string" calcext:value-type="string">
            <text:p>A framework for integrating learning into business processes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office:value-type="string" calcext:value-type="string">
            <text:p>Agent-oriented e-Learning Process Modeling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office:value-type="string" calcext:value-type="string">
            <text:p>An innovation model in curriculum design for teaching engineering at universidad EAFIT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office:value-type="string" calcext:value-type="string">
            <text:p>An Overall Lifecycle Modeling Method for E-Learning Services and the Cooperative Mechanism Based on PCDA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office:value-type="string" calcext:value-type="string">
            <text:p>Business Rules Approach to E-learning Systems Development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office:value-type="string" calcext:value-type="string">
            <text:p>Flexible Processes in Project-Centred Learning 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office:value-type="string" calcext:value-type="string">
            <text:p>Making flexible learning more flexible</text:p>
          </table:table-cell>
          <table:table-cell office:value-type="string" calcext:value-type="string">
            <text:p>Not well defined</text:p>
          </table:table-cell>
        </table:table-row>
        <table:table-row table:style-name="ro8">
          <table:table-cell table:style-name="ce13" office:value-type="string" calcext:value-type="string">
            <text:p>On workflow enabled e-learning services</text:p>
          </table:table-cell>
          <table:table-cell office:value-type="string" calcext:value-type="string">
            <text:p>Explains and same as s24</text:p>
          </table:table-cell>
        </table:table-row>
        <table:table-row table:style-name="ro1">
          <table:table-cell table:style-name="ce12" office:value-type="string" calcext:value-type="string">
            <text:p>PROLEARN framework for process-oriented learning and knowledge work</text:p>
          </table:table-cell>
          <table:table-cell table:style-name="Default" office:value-type="string" calcext:value-type="string">
            <text:p>Delivery Report</text:p>
          </table:table-cell>
        </table:table-row>
      </table:table>
      <table:table table:name="Year Distribution" table:style-name="ta1">
        <office:forms form:automatic-focus="false" form:apply-design-mode="false"/>
        <table:shapes>
          <draw:frame draw:z-index="0" draw:style-name="gr1" draw:text-style-name="P1" svg:width="554.37pt" svg:height="343.98pt" svg:x="452.32pt" svg:y="253.96pt">
            <loext:p draw:notify-on-update-of-ranges="'Year Distribution'.D4:'Year Distribution'.D4 'Year Distribution'.D5:'Year Distribution'.D19 'Year Distribution'.E4:'Year Distribution'.E4 'Year Distribution'.E5:'Year Distribution'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13"/>
        <table:table-column table:style-name="co9" table:number-columns-repeated="4" table:default-cell-style-name="Default"/>
        <table:table-row table:style-name="ro7">
          <table:table-cell table:style-name="ce1" office:value-type="string" calcext:value-type="string">
            <text:p>Date</text:p>
          </table:table-cell>
          <table:table-cell table:number-columns-repeated="2"/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style-name="ce53" table:number-matrix-columns-spanned="1" table:number-matrix-rows-spanned="19" table:formula="of:=FREQUENCY([.A2:.A43];[.D2:.D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style-name="ce5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style-name="ce5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table:style-name="ce32" office:value-type="float" office:value="2013" calcext:value-type="float">
            <text:p>201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style-name="ce20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style-name="ce29"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0">
          <table:table-cell table:style-name="ce6"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5"/>
        </table:table-row>
      </table:table>
      <table:table table:name="Countries" table:style-name="ta1">
        <office:forms form:automatic-focus="false" form:apply-design-mode="false"/>
        <table:table-column table:style-name="co30" table:default-cell-style-name="ce13"/>
        <table:table-column table:style-name="co9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0"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table:style-name="ce27"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lgaria</text:p>
            <text:p/>
          </table:table-cell>
          <table:table-cell table:number-columns-repeated="2"/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27"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lombia</text:p>
            <text:p>Canada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32" office:value-type="string" calcext:value-type="string">
            <text:p>Greece</text:p>
          </table:table-cell>
          <table:table-cell table:number-columns-repeated="2"/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32" office:value-type="string" calcext:value-type="string">
            <text:p>Greece</text:p>
          </table:table-cell>
          <table:table-cell table:number-columns-repeated="2"/>
          <table:table-cell office:value-type="string" calcext:value-type="string">
            <text:p>Fina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2"/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32"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table:style-name="ce32" office:value-type="string" calcext:value-type="string">
            <text:p>Romania</text:p>
          </table:table-cell>
          <table:table-cell table:number-columns-repeated="2"/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7" office:value-type="string" calcext:value-type="string">
            <text:p>Mexico</text:p>
            <text:p>France</text:p>
            <text:p>Spain</text:p>
          </table:table-cell>
          <table:table-cell table:number-columns-repeated="2"/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32" office:value-type="string" calcext:value-type="string">
            <text:p>Austria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Tuni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ng Kong</text:p>
            <text:p>United Kingdom</text:p>
            <text:p/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Germa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4"/>
        </table:table-row>
        <table:table-row table:style-name="ro3">
          <table:table-cell table:style-name="ce29" office:value-type="string" calcext:value-type="string">
            <text:p>Germany</text:p>
            <text:p>Italy</text:p>
            <text:p>Gree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</table:table-row>
        <table:table-row table:style-name="ro7">
          <table:table-cell table:style-name="Default" office:value-type="string" calcext:value-type="string">
            <text:p>Bulgaria </text:p>
          </table:table-cell>
          <table:table-cell table:number-columns-repeated="4"/>
        </table:table-row>
        <table:table-row table:style-name="ro10">
          <table:table-cell table:style-name="ce7" office:value-type="string" calcext:value-type="string">
            <text:p>Sp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Italy</text:p>
            <text:p>Germany</text:p>
            <text:p>Belg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4"/>
        </table:table-row>
        <table:table-row table:style-name="ro9">
          <table:table-cell table:style-name="ce32" office:value-type="string" calcext:value-type="string">
            <text:p>Greece</text:p>
          </table:table-cell>
          <table:table-cell table:number-columns-repeated="4"/>
        </table:table-row>
        <table:table-row table:style-name="ro9">
          <table:table-cell table:style-name="ce32" office:value-type="string" calcext:value-type="string">
            <text:p>Tunis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Ch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4"/>
        </table:table-row>
        <table:table-row table:style-name="ro9">
          <table:table-cell table:style-name="ce27" office:value-type="string" calcext:value-type="string">
            <text:p>Sp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lgaria</text:p>
            <text:p/>
          </table:table-cell>
          <table:table-cell table:number-columns-repeated="4"/>
        </table:table-row>
        <table:table-row table:style-name="ro9">
          <table:table-cell table:style-name="ce27" office:value-type="string" calcext:value-type="string">
            <text:p>Sp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ombia</text:p>
            <text:p>Can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4"/>
        </table:table-row>
        <table:table-row table:style-name="ro9">
          <table:table-cell table:style-name="ce32" office:value-type="string" calcext:value-type="string">
            <text:p>Greece</text:p>
          </table:table-cell>
          <table:table-cell table:number-columns-repeated="4"/>
        </table:table-row>
        <table:table-row table:style-name="ro9">
          <table:table-cell table:style-name="ce32" office:value-type="string" calcext:value-type="string">
            <text:p>Gree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4"/>
        </table:table-row>
      </table:table>
      <table:table table:name="publication type" table:style-name="ta1">
        <office:forms form:automatic-focus="false" form:apply-design-mode="false"/>
        <table:table-column table:style-name="co31" table:default-cell-style-name="ce13"/>
        <table:table-row table:style-name="ro1">
          <table:table-cell table:style-name="ce30"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9">
          <table:table-cell table:style-name="ce32"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table:style-name="ce30" office:value-type="string" calcext:value-type="string">
            <text:p>inproceedings</text:p>
          </table:table-cell>
        </table:table-row>
        <table:table-row table:style-name="ro1">
          <table:table-cell table:style-name="ce30"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0">
          <table:table-cell table:style-name="ce7"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table:style-name="ce20"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table:style-name="ce29"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0">
          <table:table-cell table:style-name="ce6"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</table:table-row>
        <table:table-row table:style-name="ro1">
          <table:table-cell table:style-name="ce30" office:value-type="string" calcext:value-type="string">
            <text:p>inproceedings</text:p>
          </table:table-cell>
        </table:table-row>
        <table:table-row table:style-name="ro1">
          <table:table-cell table:style-name="ce29"/>
        </table:table-row>
      </table:table>
      <table:table table:name="contribution type" table:style-name="ta1">
        <office:forms form:automatic-focus="false" form:apply-design-mode="false"/>
        <table:shapes>
          <draw:frame draw:z-index="0" draw:style-name="gr1" draw:text-style-name="P1" svg:width="552.56pt" svg:height="371.17pt" svg:x="698.54pt" svg:y="2.55pt">
            <loext:p draw:notify-on-update-of-ranges="'contribution type'.D1:'contribution type'.D5 'contribution type'.E1:'contribution type'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2" table:default-cell-style-name="ce13"/>
        <table:table-column table:style-name="co9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xperience Report</text:p>
          </table:table-cell>
          <table:table-cell table:number-columns-repeated="2"/>
          <table:table-cell table:style-name="ce13" office:value-type="string" calcext:value-type="string">
            <text:p>Experience Re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2"/>
          <table:table-cell table:style-name="ce13" office:value-type="string" calcext:value-type="string">
            <text:p>General Framework without Implementa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2"/>
          <table:table-cell table:style-name="ce30" office:value-type="string" calcext:value-type="string">
            <text:p>Implemented Software Too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2"/>
          <table:table-cell table:style-name="ce13" office:value-type="string" calcext:value-type="string">
            <text:p>Opinion Pap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2"/>
          <table:table-cell table:style-name="ce13" office:value-type="string" calcext:value-type="string">
            <text:p>Theoretical Descrip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4"/>
        </table:table-row>
        <table:table-row table:style-name="ro10">
          <table:table-cell table:style-name="ce6" office:value-type="string" calcext:value-type="string">
            <text:p>General Framework without Implem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 Framework without Implementation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0">
          <table:table-cell table:style-name="ce32"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ed Software T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inio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inio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inion Paper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Opinio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inio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Descrip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0"/>
          <table:table-cell table:number-columns-repeated="4"/>
        </table:table-row>
      </table:table>
      <table:table table:name="Integration" table:style-name="ta1">
        <office:forms form:automatic-focus="false" form:apply-design-mode="false"/>
        <table:table-column table:style-name="co33" table:default-cell-style-name="ce13"/>
        <table:table-column table:style-name="co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row table:style-name="ro1">
          <table:table-cell table:style-name="Default"/>
          <table:table-cell/>
          <table:table-cell table:style-name="ce1" office:value-type="string" calcext:value-type="string">
            <text:p>BP Graphical Modeling,</text:p>
          </table:table-cell>
          <table:table-cell table:style-name="ce1" office:value-type="string" calcext:value-type="string">
            <text:p>BPM Concepts</text:p>
          </table:table-cell>
          <table:table-cell table:style-name="ce1" office:value-type="string" calcext:value-type="string">
            <text:p>BP Workflow for Execution</text:p>
          </table:table-cell>
          <table:table-cell table:style-name="ce1" office:value-type="string" calcext:value-type="string">
            <text:p>EML to BP Translation</text:p>
          </table:table-cell>
          <table:table-cell table:style-name="ce1" office:value-type="string" calcext:value-type="string">
            <text:p>BP to EML Translation</text:p>
          </table:table-cell>
          <table:table-cell table:style-name="ce54" office:value-type="string" calcext:value-type="string">
            <text:p>Learning Objects in Business Process</text:p>
          </table:table-cell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ML to BP Translation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to EML Transla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 </text:p>
            <text:p>BP to EML Transla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ML to BP Translation</text:p>
            <text:p>BP Workflow for execution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ML to BP Translation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Graphical Modeling, 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Graphical Modeling, 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rning Objects in Business Process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BP Workflow for Execution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fining of Learning Scenarios</text:p>
            <text:p>Deriving of Learning Scenario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rning Objects in Business Proces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ML to BP Translation</text:p>
            <text:p>BP Workflow concepts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Learning Objects in Business Proc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Graphical Modeling, BP to EML Translation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earning Objects in Business Process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Workflow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2">BP Graphical Modeling,</text:span></text:p>
            <text:p>BP Workflow for execution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a. BP Graphical Modeling</text:p>
            <text:p>b. BP Workflow for Execution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Graphical Modeling, BP to EML Translation</text:p>
          </table:table-cell>
          <table:table-cell table:number-columns-repeated="7"/>
        </table:table-row>
        <table:table-row table:style-name="ro2">
          <table:table-cell table:style-name="ce16" office:value-type="string" calcext:value-type="string">
            <text:p><text:span text:style-name="T3">EML to BP Translation</text:span></text:p>
            <text:p><text:span text:style-name="T3">BP Workflow concepts for execution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BP Workflow concepts for execu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7"/>
        </table:table-row>
      </table:table>
      <table:table table:name="BP Techniques" table:style-name="ta1">
        <office:forms form:automatic-focus="false" form:apply-design-mode="false"/>
        <table:shapes>
          <draw:frame draw:z-index="0" draw:style-name="gr1" draw:text-style-name="P1" svg:width="520.87pt" svg:height="319.15pt" svg:x="406.18pt" svg:y="2.55pt">
            <loext:p draw:notify-on-update-of-ranges="'BP Techniques'.C2:'BP Techniques'.C11 'BP Techniques'.D1:'BP Techniques'.D1 'BP Techniques'.D2:'BP Techniques'.D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9" table:default-cell-style-name="ce13"/>
        <table:table-column table:style-name="co9" table:default-cell-style-name="Default"/>
        <table:table-column table:style-name="co39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PEL</text:p>
          </table:table-cell>
          <table:table-cell/>
          <table:table-cell table:style-name="ce1" office:value-type="string" calcext:value-type="string">
            <text:p>BP Technique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office:value-type="string" calcext:value-type="string">
            <text:p>BPMN</text:p>
          </table:table-cell>
          <table:table-cell table:style-name="ce5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office:value-type="string" calcext:value-type="string">
            <text:p>BPEL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table:style-name="ce13" office:value-type="string" calcext:value-type="string">
            <text:p>XPDL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table:style-name="ce13" office:value-type="string" calcext:value-type="string">
            <text:p>Non Standard BP modeling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table:style-name="ce13" office:value-type="string" calcext:value-type="string">
            <text:p>State Transition Model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table:style-name="ce13" office:value-type="string" calcext:value-type="string">
            <text:p>workflownets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table:style-name="ce13" office:value-type="string" calcext:value-type="string">
            <text:p>YAWL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office:value-type="string" calcext:value-type="string">
            <text:p>JPDL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office:value-type="string" calcext:value-type="string">
            <text:p>BPMO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/>
          <table:table-cell table:style-name="ce13" office:value-type="string" calcext:value-type="string">
            <text:p>Not Defined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EL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B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 Standard BP mod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 Standard BP mod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Defi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Define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Not Defined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Not Defined</text:p>
          </table:table-cell>
          <table:table-cell table:number-columns-repeated="3"/>
        </table:table-row>
        <table:table-row table:style-name="ro10">
          <table:table-cell table:style-name="ce6" office:value-type="string" calcext:value-type="string">
            <text:p>Not Defi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Transition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flown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WL</text:p>
          </table:table-cell>
          <table:table-cell table:number-columns-repeated="3"/>
        </table:table-row>
      </table:table>
      <table:table table:name="EML USed" table:style-name="ta1">
        <office:forms form:automatic-focus="false" form:apply-design-mode="false"/>
        <table:shapes>
          <draw:frame draw:z-index="0" draw:style-name="gr1" draw:text-style-name="P1" svg:width="567.75pt" svg:height="309.66pt" svg:x="471.51pt" svg:y="178.64pt">
            <loext:p draw:notify-on-update-of-ranges="'EML USed'.C2:'EML USed'.C8 'EML USed'.D1:'EML USed'.D1 'EML USed'.D2:'EML USed'.D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0" table:default-cell-style-name="ce13"/>
        <table:table-column table:style-name="co9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CELTS</text:p>
          </table:table-cell>
          <table:table-cell/>
          <table:table-cell office:value-type="string" calcext:value-type="string">
            <text:p>EML</text:p>
          </table:table-cell>
          <table:table-cell office:value-type="string" calcext:value-type="string">
            <text:p>No. of articles</text:p>
          </table:table-cell>
        </table:table-row>
        <table:table-row table:style-name="ro1">
          <table:table-cell office:value-type="string" calcext:value-type="string">
            <text:p>CELTS</text:p>
          </table:table-cell>
          <table:table-cell/>
          <table:table-cell office:value-type="string" calcext:value-type="string">
            <text:p>IMS-LD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/>
          <table:table-cell office:value-type="string" calcext:value-type="string">
            <text:p>CELTS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/>
          <table:table-cell office:value-type="string" calcext:value-type="string">
            <text:p>OWL- Guidance Ontology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/>
          <table:table-cell office:value-type="string" calcext:value-type="string">
            <text:p>Learnflow Nets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/>
          <table:table-cell table:style-name="ce13" office:value-type="string" calcext:value-type="string">
            <text:p>PoEML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/>
          <table:table-cell table:style-name="ce13" office:value-type="string" calcext:value-type="string">
            <text:p>SCORM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/>
          <table:table-cell office:value-type="string" calcext:value-type="string">
            <text:p>none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MS-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-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-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-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-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-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S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flow petrin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3"/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0"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L- Guidance Ont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E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M</text:p>
          </table:table-cell>
          <table:table-cell table:number-columns-repeated="3"/>
        </table:table-row>
      </table:table>
      <table:table table:name="Two BP" table:style-name="ta1">
        <office:forms form:automatic-focus="false" form:apply-design-mode="false"/>
        <table:table-column table:style-name="co9" table:default-cell-style-name="Default"/>
        <table:table-column table:style-name="co15" table:default-cell-style-name="ce13"/>
        <table:table-column table:style-name="co9" table:number-columns-repeated="4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7" table:number-columns-repeated="2" table:default-cell-style-name="Default"/>
        <table:table-row table:style-name="ro7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ML to BP Translation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to EML Transla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 </text:p>
            <text:p>BP to EML Transla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ML to BP Translation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ML to BP Translation</text:p>
            <text:p>BP Workflow for execution</text:p>
          </table:table-cell>
          <table:table-cell table:number-columns-repeated="5"/>
          <table:table-cell office:value-type="string" calcext:value-type="string">
            <text:p>BP Graphical Modeling</text:p>
          </table:table-cell>
          <table:table-cell office:value-type="string" calcext:value-type="string">
            <text:p>BP Workflow for Execution</text:p>
          </table:table-cell>
          <table:table-cell office:value-type="string" calcext:value-type="string">
            <text:p>BP to EML Translation</text:p>
          </table:table-cell>
          <table:table-cell office:value-type="string" calcext:value-type="string">
            <text:p>EML to BP Translation</text:p>
          </table:table-cell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4"/>
          <table:table-cell office:value-type="string" calcext:value-type="string">
            <text:p>BP Graphical Mode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P Graphical Modeling, BP Workflow for Execution</text:p>
          </table:table-cell>
          <table:table-cell table:number-columns-repeated="4"/>
          <table:table-cell office:value-type="string" calcext:value-type="string">
            <text:p>BP Workflow for Exec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P Graphical Modeling, BP Workflow for Execution</text:p>
          </table:table-cell>
          <table:table-cell table:number-columns-repeated="4"/>
          <table:table-cell office:value-type="string" calcext:value-type="string">
            <text:p>BP to EML Translat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4"/>
          <table:table-cell office:value-type="string" calcext:value-type="string">
            <text:p>EML to BP Translat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 Graphical Modeling,</text:p>
            <text:p>BP Workflow for Executio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EML to BP Translation</text:p>
            <text:p>BP Workflow concepts for execution</text:p>
          </table:table-cell>
          <table:table-cell table:number-columns-repeated="9"/>
        </table:table-row>
      </table:table>
      <table:table table:name="combined 52 articles" table:style-name="ta1">
        <office:forms form:automatic-focus="false" form:apply-design-mode="false"/>
        <table:table-column table:style-name="co9" table:default-cell-style-name="Default"/>
        <table:table-column table:style-name="co45" table:default-cell-style-name="ce13"/>
        <table:table-row table:style-name="ro7"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full lifecycle oriented examination transaction management system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A framework for integrating learning into business process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general architecture for the authoring and the operationalization of e-learning applications with educational modelling languages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A Moodle Extension for Supporting Workflowdriven Collaborative Learn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workflow based eLearning architecture in service environ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ptive E-learning System Based on Accumulative Digital Activit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ing Process-driven collaboration support in Moodle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Agent-oriented e-Learning Process Modeling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6" office:value-type="string" calcext:value-type="string">
            <text:p>An innovation model in curriculum design for teaching engineering at universidad EAFIT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An Overall Lifecycle Modeling Method for E-Learning Services and the Cooperative Mechanism Based on PCDA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56" office:value-type="string" calcext:value-type="string">
            <text:p>Application of Business Process Management: In Web-Based Educ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idging the Gap between e-learning Modeling and Delivery through the Transformation of Learnflows into Workflows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56" office:value-type="string" calcext:value-type="string">
            <text:p>Business Rules Approach to E-learning Systems Developm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Carrying on the e-Learning Process with a Workflow Management Eng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earn and open discovery space portal alignment: A case of enriching open learning infrastructures with collaborative learning capabiliti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earn: Real Time Collaborative Learning Environment</text:p>
          </table:table-cell>
        </table:table-row>
        <table:table-row table:style-name="ro10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Collaborative learning using service-oriented architecture: A framework design </text:p>
          </table:table-cell>
        </table:table-row>
        <table:table-row table:style-name="ro10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Cow, a flexible platform for the enactment of learning scenarios</text:p>
          </table:table-cell>
        </table:table-row>
        <table:table-row table:style-name="ro10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Data flow between tools: Towards a composition-based solution for learning desig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livering Specification-Based Learning Processes with Service-Oriented Architecture: A Process Translation Approa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e-learning Activities in Educating e-business: a Pilot with a Process-Oriented e-learning Environment</text:p>
          </table:table-cell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56" office:value-type="string" calcext:value-type="string">
            <text:p>E-learning in Process-oriented Knowledge Managem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uoutreach: A suite of business processes for online teaching</text:p>
          </table:table-cell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56" office:value-type="string" calcext:value-type="string">
            <text:p>Enhancing participant business process perception through business gaming</text:p>
          </table:table-cell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Flexible Processes in Project-Centred Learning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Instructional design in the vocational training on “computer networking”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Integrating Learning Objects to Business Processes</text:p>
          </table:table-cell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LeadFlow4LD: A Method for the Computational Representation of the Learning Flow and Data Flow in Collaborative Learning</text:p>
          </table:table-cell>
        </table:table-row>
        <table:table-row table:style-name="ro10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Leadflow4ld: Learning and data flow composition-based solution for learning design in cscl</text:p>
          </table:table-cell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56" office:value-type="string" calcext:value-type="string">
            <text:p>Making flexible learning more flexi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Managing Collaborative Learning Processes in e-Learning Application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Modeling and Mining of Learnflow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lti-tenant enabled eLearning platform: Blended with workflow technologi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 Using Workflow Technology to Model eLearning Proce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n workflow enabled e-learning servic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Personal Learning Assistant Agents in the Business Process Doma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4" office:value-type="string" calcext:value-type="string">
            <text:p>Platform Support for Pedagogical Scenario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4" office:value-type="string" calcext:value-type="string">
            <text:p>Process Control Model in Web-Based e-Learn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8" office:value-type="string" calcext:value-type="string">
            <text:p>PROLEARN framework for process-oriented learning and knowledge wor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8" office:value-type="string" calcext:value-type="string">
            <text:p>Roughing up Processes the Wiki Way</text:p>
          </table:table-cell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9" office:value-type="string" calcext:value-type="string">
            <text:p>Simplified workflow representation of IMS learning design</text:p>
          </table:table-cell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60" office:value-type="string" calcext:value-type="string">
            <text:p>Simulation as Efficient Support to Learning Business Dynamics</text:p>
          </table:table-cell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9" office:value-type="string" calcext:value-type="string">
            <text:p>Study of the dataflow problem in complex adaptive collaboration learning scrip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4" office:value-type="string" calcext:value-type="string">
            <text:p>Supporting adaptive e-Learning: an approach based on open-source learning management system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4" office:value-type="string" calcext:value-type="string">
            <text:p>Supporting PoEML Educational Processes in Moodle: a Middleware Approa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4" office:value-type="string" calcext:value-type="string">
            <text:p>Supporting the Authoring and Operationalization of Educational Modelling Languages.</text:p>
          </table:table-cell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9" office:value-type="string" calcext:value-type="string">
            <text:p>Technology-supported management of collaborative learning Processes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table:style-name="ce61" office:value-type="string" calcext:value-type="string">
            <text:p>Time2Competence: The PROLIX Projec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4" office:value-type="string" calcext:value-type="string">
            <text:p>Toward an Open and Interoperable e-Learning Portal: OEPort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7" office:value-type="string" calcext:value-type="string">
            <text:p>Towards a Common Graphical Language for Learning Flows: Transforming BPEL to IMS Learning Design Level A Representation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7" office:value-type="string" calcext:value-type="string">
            <text:p>Towards a novel graphical editor for modeling Learning scenarios</text:p>
          </table:table-cell>
        </table:table-row>
        <table:table-row table:style-name="ro11">
          <table:table-cell office:value-type="float" office:value="52" calcext:value-type="float">
            <text:p>52</text:p>
          </table:table-cell>
          <table:table-cell table:style-name="ce62" office:value-type="string" calcext:value-type="string">
            <text:p>Using workflow technology to manage flexible e-learning servic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4" office:value-type="string" calcext:value-type="string">
            <text:p>WOntoVLab: A Virtual Laboratory Authorship Process Based on Workflow and Ontologies</text:p>
          </table:table-cell>
        </table:table-row>
      </table:table>
      <table:table table:name="mapping- Q2 and Q5" table:style-name="ta1">
        <office:forms form:automatic-focus="false" form:apply-design-mode="false"/>
        <table:table-column table:style-name="co9" table:default-cell-style-name="Default"/>
        <table:table-column table:style-name="co46" table:default-cell-style-name="Default"/>
        <table:table-column table:style-name="co9" table:number-columns-repeated="5" table:default-cell-style-name="Default"/>
        <table:table-column table:style-name="co47" table:default-cell-style-name="Default"/>
        <table:table-row table:style-name="ro7" table:number-rows-repeated="2">
          <table:table-cell table:number-columns-repeated="8"/>
        </table:table-row>
        <table:table-row table:style-name="ro7">
          <table:table-cell table:number-columns-repeated="2"/>
          <table:table-cell office:value-type="string" calcext:value-type="string">
            <text:p>Q2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Q5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BP to EML</text:p>
          </table:table-cell>
          <table:table-cell office:value-type="string" calcext:value-type="string">
            <text:p>EML to BP</text:p>
          </table:table-cell>
          <table:table-cell office:value-type="string" calcext:value-type="string">
            <text:p>LO in BP</text:p>
          </table:table-cell>
          <table:table-cell office:value-type="string" calcext:value-type="string">
            <text:p>New Definition</text:p>
          </table:table-cell>
        </table:table-row>
        <table:table-row table:style-name="ro7">
          <table:table-cell/>
          <table:table-cell office:value-type="string" calcext:value-type="string">
            <text:p>Academic Learning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Industrial Learning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Not Defined</text:p>
          </table:table-cell>
          <table:table-cell table:number-columns-repeated="6"/>
        </table:table-row>
        <table:table-row table:style-name="ro7" table:number-rows-repeated="36">
          <table:table-cell table:number-columns-repeated="8"/>
        </table:table-row>
        <table:table-row table:style-name="ro12">
          <table:table-cell/>
          <table:table-cell table:style-name="ce63"/>
          <table:table-cell table:style-name="ce55" office:value-type="string" calcext:value-type="string">
            <text:p>Graphical</text:p>
          </table:table-cell>
          <table:table-cell table:style-name="ce55" office:value-type="string" calcext:value-type="string">
            <text:p>Execution</text:p>
          </table:table-cell>
          <table:table-cell table:style-name="ce55" office:value-type="string" calcext:value-type="string">
            <text:p>BP to EML</text:p>
          </table:table-cell>
          <table:table-cell table:style-name="ce55" office:value-type="string" calcext:value-type="string">
            <text:p>EML to BP</text:p>
          </table:table-cell>
          <table:table-cell table:style-name="ce55" office:value-type="string" calcext:value-type="string">
            <text:p>LO in BP</text:p>
          </table:table-cell>
          <table:table-cell table:style-name="ce55" office:value-type="string" calcext:value-type="string">
            <text:p>New Definition</text:p>
          </table:table-cell>
        </table:table-row>
        <table:table-row table:style-name="ro12">
          <table:table-cell/>
          <table:table-cell table:style-name="ce55" office:value-type="string" calcext:value-type="string">
            <text:p>Academic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2">
          <table:table-cell/>
          <table:table-cell table:style-name="ce55" office:value-type="string" calcext:value-type="string">
            <text:p>Industrial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2">
          <table:table-cell/>
          <table:table-cell table:style-name="ce55" office:value-type="string" calcext:value-type="string">
            <text:p>Not Defined</text:p>
          </table:table-cell>
          <table:table-cell table:style-name="ce63" table:number-columns-repeated="6"/>
        </table:table-row>
      </table:table>
      <table:named-expressions/>
      <table:database-ranges>
        <table:database-range table:name="__Anonymous_Sheet_DB__0" table:target-range-address="Selected.A1:Selected.AG53" table:display-filter-buttons="true" table:orientation="column">
          <table:filter>
            <table:filter-and>
              <table:filter-condition table:field-number="4" table:value="Y" table:operator="="/>
              <table:filter-condition table:field-number="2" table:value="T" table:operator="="/>
            </table:filter-and>
          </table:filter>
        </table:database-range>
        <table:database-range table:name="__Anonymous_Sheet_DB__3" table:target-range-address="Countries.A2:Countries.A5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publication type'.A1:'publication type'.A42">
          <table:sort>
            <table:sort-by table:field-number="0" table:data-type="automatic"/>
          </table:sort>
        </table:database-range>
        <table:database-range table:name="__Anonymous_Sheet_DB__5" table:target-range-address="'contribution type'.A1:'contribution type'.A42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BP Techniques'.A1:'BP Techniques'.A54">
          <table:sort>
            <table:sort-by table:field-number="0" table:data-type="automatic"/>
          </table:sort>
        </table:database-range>
        <table:database-range table:name="__Anonymous_Sheet_DB__8" table:target-range-address="'EML USed'.A1:'EML USed'.A43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combined 52 articles'.B2:'combined 52 articles'.B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6:19:11.72357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4:45.839823704</meta:creation-date>
    <dc:date>2016-12-13T18:21:32.771496248</dc:date>
    <meta:editing-duration>P2DT12H14M41S</meta:editing-duration>
    <meta:editing-cycles>1064</meta:editing-cycles>
    <meta:generator>LibreOffice/5.1.4.2$Linux_X86_64 LibreOffice_project/10m0$Build-2</meta:generator>
    <meta:document-statistic meta:table-count="12" meta:cell-count="20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58cm" svg:height="12.136cm" xlink:href=".." xlink:type="simple" chart:class="chart:bar" chart:style-name="ch1">
        <chart:title svg:x="6.674cm" svg:y="0.653cm" chart:style-name="ch2">
          <text:p>Year Distribution of Articles</text:p>
        </chart:title>
        <chart:plot-area chart:style-name="ch3" table:cell-range-address="'Year Distribution'.D4:'Year Distribution'.E19" chart:data-source-has-labels="both" svg:x="1.546cm" svg:y="1.567cm" svg:width="17.621cm" svg:height="9.202cm">
          <chartooo:coordinate-region svg:x="1.982cm" svg:y="1.766cm" svg:width="17.185cm" svg:height="8.356cm"/>
          <chart:axis chart:dimension="x" chart:name="primary-x" chart:style-name="ch4" chartooo:axis-type="auto">
            <chartooo:date-scale/>
            <chart:title svg:x="9.856cm" svg:y="11.011cm" chart:style-name="ch5">
              <text:p>Year</text:p>
            </chart:title>
            <chart:categories table:cell-range-address="'Year Distribution'.D5:'Year Distribution'.D19"/>
          </chart:axis>
          <chart:axis chart:dimension="y" chart:name="primary-y" chart:style-name="ch6">
            <chart:title svg:x="0.451cm" svg:y="7.541cm" chart:style-name="ch7">
              <text:p>No. of Articles</text:p>
            </chart:title>
            <chart:grid chart:style-name="ch8" chart:class="major"/>
          </chart:axis>
          <chart:series chart:style-name="ch9" chart:values-cell-range-address="'Year Distribution'.E5:'Year Distribution'.E19" chart:label-cell-address="'Year Distribution'.E4:'Year Distribution'.E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Year Distribution'.E4:'Year Distribution'.E4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Year Distribution'.D5:'Year Distribution'.D19</svg:desc>
                </draw:g>
              </table:table-cell>
              <table:table-cell office:value-type="float" office:value="1">
                <text:p>1</text:p>
                <draw:g>
                  <svg:desc>'Year Distribution'.E5:'Year Distribution'.E19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111111" fo:font-size="14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4cm" svg:height="13.095cm" xlink:href=".." xlink:type="simple" chart:class="chart:circle" chart:style-name="ch1">
        <chart:title svg:x="6.8cm" svg:y="0.397cm" chart:style-name="ch2">
          <text:p>Contribution of Articles</text:p>
        </chart:title>
        <chart:legend chart:legend-position="end" svg:x="13.464cm" svg:y="4.894cm" style:legend-expansion="high" chart:style-name="ch3"/>
        <chart:plot-area chart:style-name="ch4" table:cell-range-address="'contribution type'.D1:'contribution type'.E5" chart:data-source-has-labels="column" svg:x="0.389cm" svg:y="1.605cm" svg:width="12.686cm" svg:height="11.229cm">
          <chartooo:coordinate-region svg:x="1.118cm" svg:y="1.606cm" svg:width="11.228cm" svg:height="11.228cm"/>
          <chart:axis chart:dimension="x" chart:name="primary-x" chart:style-name="ch5" chartooo:axis-type="auto">
            <chartooo:date-scale/>
            <chart:categories table:cell-range-address="'contribution type'.D1:'contribution type'.D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tribution type'.E1:'contribution type'.E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xperience Report</text:p>
                <draw:g>
                  <svg:desc>'contribution type'.D1:'contribution type'.D5</svg:desc>
                </draw:g>
              </table:table-cell>
              <table:table-cell office:value-type="float" office:value="1">
                <text:p>1</text:p>
                <draw:g>
                  <svg:desc>'contribution type'.E1:'contribution type'.E5</svg:desc>
                </draw:g>
              </table:table-cell>
            </table:table-row>
            <table:table-row>
              <table:table-cell office:value-type="string">
                <text:p>General Framework without Implementati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mplemented Software Too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Opinion Pap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heoretical Descriptio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76cm" svg:height="11.26cm" xlink:href=".." xlink:type="simple" chart:class="chart:bar" chart:style-name="ch1">
        <chart:title svg:x="4.561cm" svg:y="0.361cm" chart:style-name="ch2">
          <text:p>Business Process Techniques Used</text:p>
        </chart:title>
        <chart:plot-area chart:style-name="ch3" table:cell-range-address="'BP Techniques'.C1:'BP Techniques'.C11 'BP Techniques'.D1:'BP Techniques'.D14" chart:data-source-has-labels="both" svg:x="1.522cm" svg:y="1.533cm" svg:width="16.487cm" svg:height="8.377cm">
          <chartooo:coordinate-region svg:x="6.906cm" svg:y="1.533cm" svg:width="10.863cm" svg:height="7.677cm"/>
          <chart:axis chart:dimension="x" chart:name="primary-x" chart:style-name="ch4" chartooo:axis-type="auto">
            <chartooo:date-scale/>
            <chart:title svg:x="0.451cm" svg:y="6.776cm" chart:style-name="ch5">
              <text:p>Technique</text:p>
            </chart:title>
            <chart:categories table:cell-range-address="'BP Techniques'.C2:'BP Techniques'.C11"/>
          </chart:axis>
          <chart:axis chart:dimension="y" chart:name="primary-y" chart:style-name="ch6">
            <chart:title svg:x="8.406cm" svg:y="10.135cm" chart:style-name="ch7">
              <text:p>No. of articles</text:p>
            </chart:title>
            <chart:grid chart:style-name="ch8" chart:class="major"/>
          </chart:axis>
          <chart:series chart:style-name="ch9" chart:values-cell-range-address="'BP Techniques'.D2:'BP Techniques'.D14" chart:label-cell-address="'BP Techniques'.D1:'BP Techniques'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BP Techniques'.D1:'BP Technique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PMN</text:p>
                <draw:g>
                  <svg:desc>'BP Techniques'.C2:'BP Techniques'.C11</svg:desc>
                </draw:g>
              </table:table-cell>
              <table:table-cell office:value-type="float" office:value="13">
                <text:p>13</text:p>
                <draw:g>
                  <svg:desc>'BP Techniques'.D2:'BP Techniques'.D14</svg:desc>
                </draw:g>
              </table:table-cell>
            </table:table-row>
            <table:table-row>
              <table:table-cell office:value-type="string">
                <text:p>BPEL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XPD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 Standard BP model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te Transition Mod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kflowne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AW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PD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PM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t Define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3cm" svg:height="10.925cm" xlink:href=".." xlink:type="simple" chart:class="chart:bar" chart:style-name="ch1">
        <chart:title svg:x="7.095cm" svg:y="0.354cm" chart:style-name="ch2">
          <text:p>EML Techniques Used</text:p>
        </chart:title>
        <chart:plot-area chart:style-name="ch3" table:cell-range-address="'EML USed'.C1:'EML USed'.C8 'EML USed'.D1:'EML USed'.D9" chart:data-source-has-labels="both" svg:x="1.555cm" svg:y="1.519cm" svg:width="18.075cm" svg:height="8.063cm">
          <chartooo:coordinate-region svg:x="6.621cm" svg:y="1.519cm" svg:width="12.769cm" svg:height="7.363cm"/>
          <chart:axis chart:dimension="x" chart:name="primary-x" chart:style-name="ch4" chartooo:axis-type="auto">
            <chartooo:date-scale/>
            <chart:title svg:x="0.451cm" svg:y="6.063cm" chart:style-name="ch5">
              <text:p>EML</text:p>
            </chart:title>
            <chart:categories table:cell-range-address="'EML USed'.C2:'EML USed'.C8"/>
          </chart:axis>
          <chart:axis chart:dimension="y" chart:name="primary-y" chart:style-name="ch6">
            <chart:title svg:x="9.233cm" svg:y="9.8cm" chart:style-name="ch7">
              <text:p>No. of articles</text:p>
            </chart:title>
            <chart:grid chart:style-name="ch8" chart:class="major"/>
          </chart:axis>
          <chart:series chart:style-name="ch9" chart:values-cell-range-address="'EML USed'.D2:'EML USed'.D9" chart:label-cell-address="'EML USed'.D1:'EML USed'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articles</text:p>
                <draw:g>
                  <svg:desc>'EML USed'.D1:'EML USe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S-LD</text:p>
                <draw:g>
                  <svg:desc>'EML USed'.C2:'EML USed'.C8</svg:desc>
                </draw:g>
              </table:table-cell>
              <table:table-cell office:value-type="float" office:value="18">
                <text:p>18</text:p>
                <draw:g>
                  <svg:desc>'EML USed'.D2:'EML USed'.D9</svg:desc>
                </draw:g>
              </table:table-cell>
            </table:table-row>
            <table:table-row>
              <table:table-cell office:value-type="string">
                <text:p>CEL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WL- Guidance Ont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arnflow N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EM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OR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